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49cm" fo:margin-right="0.049cm" fo:text-indent="0.049cm" style:auto-text-indent="true"/>
      <style:text-properties fo:font-size="6pt" style:text-underline-style="none" fo:font-weight="bold" style:font-size-asian="6pt" style:font-weight-asian="bold" style:font-size-complex="6pt" style:font-weight-complex="bold"/>
    </style:style>
    <style:style style:name="P2" style:family="paragraph" style:parent-style-name="Standard">
      <style:paragraph-properties fo:margin-left="0.049cm" fo:margin-right="0.049cm" fo:text-align="justify" style:justify-single-word="false" fo:text-indent="0.049cm" style:auto-text-indent="true"/>
      <style:text-properties fo:font-size="6pt" style:text-underline-style="none" fo:font-weight="normal" style:font-size-asian="6pt" style:font-weight-asian="normal" style:font-size-complex="6pt" style:font-weight-complex="normal"/>
    </style:style>
    <style:style style:name="P3" style:family="paragraph" style:parent-style-name="Standard">
      <style:paragraph-properties fo:margin-left="0.049cm" fo:margin-right="0.049cm" fo:text-indent="0.049cm" style:auto-text-indent="true"/>
      <style:text-properties fo:font-size="6pt" fo:language="en" fo:country="US" style:text-underline-style="solid" style:text-underline-width="auto" style:text-underline-color="font-color" fo:font-weight="bold" style:font-size-asian="6pt" style:font-weight-asian="bold" style:font-size-complex="6pt" style:font-weight-complex="bold"/>
    </style:style>
    <style:style style:name="P4" style:family="paragraph" style:parent-style-name="Standard">
      <style:paragraph-properties fo:margin-left="0.049cm" fo:margin-right="0.049cm" fo:text-indent="0.049cm" style:auto-text-indent="true"/>
      <style:text-properties fo:font-size="6pt" style:text-underline-style="solid" style:text-underline-width="auto" style:text-underline-color="font-color" fo:font-weight="bold" style:font-size-asian="6pt" style:font-weight-asian="bold" style:font-size-complex="6pt" style:font-weight-complex="bold"/>
    </style:style>
    <style:style style:name="P5" style:family="paragraph" style:parent-style-name="Standard">
      <style:paragraph-properties fo:margin-left="0.049cm" fo:margin-right="0.049cm" fo:text-align="justify" style:justify-single-word="false" fo:text-indent="0.049cm" style:auto-text-indent="true"/>
      <style:text-properties fo:font-size="6pt" style:text-underline-style="solid" style:text-underline-width="auto" style:text-underline-color="font-color" fo:font-weight="bold" style:font-size-asian="6pt" style:font-weight-asian="bold" style:font-size-complex="6pt" style:font-weight-complex="bold"/>
    </style:style>
    <style:style style:name="P6" style:family="paragraph" style:parent-style-name="Standard">
      <style:paragraph-properties fo:margin-left="0.049cm" fo:margin-right="0.049cm" fo:text-align="justify" style:justify-single-word="false" fo:text-indent="0.049cm" style:auto-text-indent="true"/>
      <style:text-properties fo:font-size="6pt" fo:font-style="italic" style:text-underline-style="none" fo:font-weight="bold" style:font-size-asian="6pt" style:font-style-asian="italic" style:font-weight-asian="bold" style:font-size-complex="6pt" style:font-style-complex="italic" style:font-weight-complex="bold"/>
    </style:style>
    <style:style style:name="P7" style:family="paragraph" style:parent-style-name="Standard">
      <style:paragraph-properties fo:margin-left="0.049cm" fo:margin-right="0.049cm" fo:text-indent="0.049cm" style:auto-text-indent="true"/>
      <style:text-properties fo:color="#000080" fo:font-size="6pt" style:text-underline-style="none" fo:font-weight="bold" style:font-size-asian="6pt" style:font-weight-asian="bold" style:font-size-complex="6pt" style:font-weight-complex="bold"/>
    </style:style>
    <style:style style:name="P8" style:family="paragraph" style:parent-style-name="Standard">
      <style:paragraph-properties fo:margin-left="0.049cm" fo:margin-right="0.049cm" fo:text-align="justify" style:justify-single-word="false" fo:text-indent="0.049cm" style:auto-text-indent="true"/>
      <style:text-properties fo:color="#000080" fo:font-size="6pt" style:text-underline-style="none" fo:font-weight="bold" style:font-size-asian="6pt" style:font-weight-asian="bold" style:font-size-complex="6pt" style:font-weight-complex="bold"/>
    </style:style>
    <style:style style:name="P9" style:family="paragraph" style:parent-style-name="Standard">
      <style:paragraph-properties fo:margin-left="0.049cm" fo:margin-right="0.049cm" fo:text-indent="0.049cm" style:auto-text-indent="true"/>
      <style:text-properties style:use-window-font-color="true" fo:font-size="6pt" style:text-underline-style="none" fo:font-weight="bold" style:font-size-asian="6pt" style:font-weight-asian="bold" style:font-size-complex="6pt" style:font-weight-complex="bold"/>
    </style:style>
    <style:style style:name="P10" style:family="paragraph" style:parent-style-name="Standard">
      <style:paragraph-properties fo:margin-left="0.049cm" fo:margin-right="0.049cm" fo:text-indent="0.049cm" style:auto-text-indent="true"/>
      <style:text-properties fo:color="#008000" fo:font-size="6pt" style:text-underline-style="none" fo:font-weight="bold" style:font-size-asian="6pt" style:font-weight-asian="bold" style:font-size-complex="6pt" style:font-weight-complex="bold"/>
    </style:style>
    <style:style style:name="P11" style:family="paragraph" style:parent-style-name="Standard">
      <style:paragraph-properties fo:margin-left="0.049cm" fo:margin-right="0.049cm" fo:text-align="justify" style:justify-single-word="false" fo:text-indent="0.049cm" style:auto-text-indent="true"/>
      <style:text-properties fo:color="#008000" fo:font-size="6pt" style:text-underline-style="none" fo:font-weight="bold" style:font-size-asian="6pt" style:font-weight-asian="bold" style:font-size-complex="6pt" style:font-weight-complex="bold"/>
    </style:style>
    <style:style style:name="P12" style:family="paragraph" style:parent-style-name="Standard">
      <style:paragraph-properties fo:margin-left="0.049cm" fo:margin-right="0.049cm"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13" style:family="paragraph" style:parent-style-name="Standard" style:master-page-name="">
      <style:paragraph-properties fo:margin-left="0.049cm" fo:margin-right="0.049cm" fo:text-align="justify" style:justify-single-word="false" fo:hyphenation-ladder-count="no-limit" fo:text-indent="0.049cm" style:auto-text-indent="true" style:page-number="auto" fo:background-color="transparent" style:shadow="none">
        <style:tab-stops/>
        <style:background-image/>
      </style:paragraph-properties>
      <style:text-properties fo:font-size="6pt" style:text-underline-style="none" fo:font-weight="normal" style:font-size-asian="6pt" style:font-weight-asian="normal" style:font-size-complex="6pt" style:font-weight-complex="normal" fo:hyphenate="true" fo:hyphenation-remain-char-count="2" fo:hyphenation-push-char-count="2"/>
    </style:style>
    <style:style style:name="P14" style:family="paragraph" style:parent-style-name="Standard">
      <style:paragraph-properties fo:margin-left="0.049cm" fo:margin-right="0.049cm" fo:text-align="justify" style:justify-single-word="false" fo:hyphenation-ladder-count="no-limit" fo:text-indent="0.049cm" style:auto-text-indent="true" fo:background-color="transparent" style:shadow="none">
        <style:tab-stops/>
        <style:background-image/>
      </style:paragraph-properties>
      <style:text-properties fo:font-size="6pt" style:text-underline-style="none" fo:font-weight="normal" style:font-size-asian="6pt" style:font-weight-asian="normal" style:font-size-complex="6pt" style:font-weight-complex="normal" fo:hyphenate="true" fo:hyphenation-remain-char-count="2" fo:hyphenation-push-char-count="2"/>
    </style:style>
    <style:style style:name="P15" style:family="paragraph" style:parent-style-name="Standard">
      <style:text-properties fo:color="#008000" fo:font-size="6pt" style:text-underline-style="none" fo:font-weight="bold" style:font-size-asian="6pt" style:font-weight-asian="bold" style:font-size-complex="6pt" style:font-weight-complex="bold"/>
    </style:style>
    <style:style style:name="P16" style:family="paragraph" style:parent-style-name="Standard">
      <style:paragraph-properties fo:text-align="justify" style:justify-single-word="false"/>
      <style:text-properties fo:color="#008000" fo:font-size="6pt" style:text-underline-style="none" fo:font-weight="bold" style:font-size-asian="6pt" style:font-weight-asian="bold" style:font-size-complex="6pt" style:font-weight-complex="bold"/>
    </style:style>
    <style:style style:name="P17" style:family="paragraph" style:parent-style-name="Standard">
      <style:text-properties fo:color="#008000" fo:font-size="6pt" fo:font-weight="bold" style:font-size-asian="6pt" style:font-weight-asian="bold" style:font-size-complex="6pt" style:font-weight-complex="bold"/>
    </style:style>
    <style:style style:name="P18" style:family="paragraph" style:parent-style-name="Standard">
      <style:text-properties fo:color="#008000" fo:font-size="6pt" style:text-underline-style="solid" style:text-underline-width="auto" style:text-underline-color="font-color" fo:font-weight="bold" style:font-size-asian="6pt" style:font-weight-asian="bold" style:font-size-complex="6pt" style:font-weight-complex="bold"/>
    </style:style>
    <style:style style:name="P19" style:family="paragraph" style:parent-style-name="Standard">
      <style:text-properties fo:font-size="6pt" style:font-size-asian="6pt" style:font-size-complex="6pt"/>
    </style:style>
    <style:style style:name="P20" style:family="paragraph" style:parent-style-name="Standard">
      <style:text-properties fo:font-size="6pt" style:text-underline-style="solid" style:text-underline-width="auto" style:text-underline-color="font-color" fo:font-weight="bold" style:font-size-asian="6pt" style:font-weight-asian="bold" style:font-size-complex="6pt" style:font-weight-complex="bold"/>
    </style:style>
    <style:style style:name="P21" style:family="paragraph" style:parent-style-name="Standard">
      <style:text-properties fo:color="#000000" fo:font-size="6pt" style:text-underline-style="solid" style:text-underline-width="auto" style:text-underline-color="font-color" fo:font-weight="bold" style:font-size-asian="6pt" style:font-weight-asian="bold" style:font-size-complex="6pt" style:font-weight-complex="bold"/>
    </style:style>
    <style:style style:name="P22" style:family="paragraph" style:parent-style-name="Standard">
      <style:text-properties fo:color="#000000" fo:font-size="6pt" style:text-underline-style="none" fo:font-weight="normal" style:font-size-asian="6pt" style:font-weight-asian="normal" style:font-size-complex="6pt" style:font-weight-complex="normal"/>
    </style:style>
    <style:style style:name="P23" style:family="paragraph" style:parent-style-name="Standard">
      <style:paragraph-properties fo:text-align="justify" style:justify-single-word="false"/>
      <style:text-properties fo:color="#000000" fo:font-size="6pt" style:text-underline-style="none" fo:font-weight="normal" style:font-size-asian="6pt" style:font-weight-asian="normal" style:font-size-complex="6pt" style:font-weight-complex="normal"/>
    </style:style>
    <style:style style:name="P24" style:family="paragraph" style:parent-style-name="Standard" style:list-style-name="MyDefaultBullets">
      <style:paragraph-properties fo:text-align="justify" style:justify-single-word="false"/>
      <style:text-properties fo:color="#000000" fo:font-size="6pt" style:text-underline-style="none" fo:font-weight="normal" style:font-size-asian="6pt" style:font-weight-asian="normal" style:font-size-complex="6pt" style:font-weight-complex="normal"/>
    </style:style>
    <style:style style:name="P25" style:family="paragraph" style:parent-style-name="Standard">
      <style:text-properties fo:color="#000000" fo:font-size="6pt" style:text-underline-style="none" fo:font-weight="bold" style:font-size-asian="6pt" style:font-weight-asian="bold" style:font-size-complex="6pt" style:font-weight-complex="bold"/>
    </style:style>
    <style:style style:name="P26" style:family="paragraph" style:parent-style-name="Standard">
      <style:paragraph-properties fo:text-align="justify" style:justify-single-word="false"/>
      <style:text-properties fo:color="#000000" fo:font-size="6pt" style:text-underline-style="none" fo:font-weight="bold" style:font-size-asian="6pt" style:font-weight-asian="bold" style:font-size-complex="6pt" style:font-weight-complex="bold"/>
    </style:style>
    <style:style style:name="P27" style:family="paragraph" style:parent-style-name="Standard" style:list-style-name="MyDefaultBullets">
      <style:paragraph-properties fo:text-align="justify" style:justify-single-word="false"/>
      <style:text-properties fo:color="#000000" fo:font-size="6pt" style:text-underline-style="none" fo:font-weight="bold" style:font-size-asian="6pt" style:font-weight-asian="bold" style:font-size-complex="6pt" style:font-weight-complex="bold"/>
    </style:style>
    <style:style style:name="P28" style:family="paragraph" style:parent-style-name="Standard">
      <style:text-properties fo:color="#000080" fo:font-size="6pt" style:text-underline-style="none" fo:font-weight="bold" style:font-size-asian="6pt" style:font-weight-asian="bold" style:font-size-complex="6pt" style:font-weight-complex="bold"/>
    </style:style>
    <style:style style:name="P29" style:family="paragraph" style:parent-style-name="Standard">
      <style:paragraph-properties fo:text-align="justify" style:justify-single-word="false"/>
      <style:text-properties fo:color="#000080" fo:font-size="6pt" style:text-underline-style="none" fo:font-weight="bold" style:font-size-asian="6pt" style:font-weight-asian="bold" style:font-size-complex="6pt" style:font-weight-complex="bold"/>
    </style:style>
    <style:style style:name="P30" style:family="paragraph" style:parent-style-name="Standard">
      <style:paragraph-properties fo:text-align="justify" style:justify-single-word="false"/>
      <style:text-properties fo:color="#000080" fo:font-size="8pt" fo:font-weight="bold" style:font-size-asian="8pt" style:font-weight-asian="bold" style:font-size-complex="8pt" style:font-weight-complex="bold"/>
    </style:style>
    <style:style style:name="P31" style:family="paragraph" style:parent-style-name="Standard">
      <style:paragraph-properties fo:text-align="justify" style:justify-single-word="false"/>
      <style:text-properties style:use-window-font-color="true" fo:font-size="6pt" style:text-underline-style="none" fo:font-weight="bold" style:font-size-asian="6pt" style:font-weight-asian="bold" style:font-size-complex="6pt" style:font-weight-complex="bold"/>
    </style:style>
    <style:style style:name="P32" style:family="paragraph" style:parent-style-name="Standard">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33" style:family="paragraph" style:parent-style-name="Standard">
      <style:paragraph-properties fo:text-align="justify" style:justify-single-word="false"/>
      <style:text-properties fo:font-weight="normal" style:font-weight-asian="normal" style:font-weight-complex="normal"/>
    </style:style>
    <style:style style:name="P34" style:family="paragraph" style:parent-style-name="Standard" style:list-style-name="MyDefaultBullets">
      <style:paragraph-properties fo:text-align="justify" style:justify-single-word="false"/>
      <style:text-properties fo:font-weight="normal" style:font-weight-asian="normal" style:font-weight-complex="normal"/>
    </style:style>
    <style:style style:name="P35" style:family="paragraph" style:parent-style-name="Standard" style:list-style-name="L13">
      <style:paragraph-properties fo:text-align="justify" style:justify-single-word="false"/>
      <style:text-properties fo:font-weight="normal" style:font-weight-asian="normal" style:font-weight-complex="normal"/>
    </style:style>
    <style:style style:name="P36" style:family="paragraph" style:parent-style-name="Standard">
      <style:paragraph-properties fo:text-align="justify" style:justify-single-word="false"/>
    </style:style>
    <style:style style:name="P37" style:family="paragraph" style:parent-style-name="Standard" style:list-style-name="MyDefaultBullets">
      <style:paragraph-properties fo:text-align="justify" style:justify-single-word="false"/>
    </style:style>
    <style:style style:name="P38" style:family="paragraph" style:parent-style-name="Standard">
      <style:paragraph-properties fo:text-align="justify" style:justify-single-word="false"/>
      <style:text-properties fo:font-weight="bold" style:font-weight-asian="bold" style:font-weight-complex="bold"/>
    </style:style>
    <style:style style:name="P39" style:family="paragraph" style:parent-style-name="Standard" style:list-style-name="L1">
      <style:paragraph-properties fo:margin-left="0.049cm" fo:margin-right="0.049cm" fo:text-align="justify" style:justify-single-word="false" fo:hyphenation-ladder-count="no-limit" fo:text-indent="0.049cm" style:auto-text-indent="true" fo:background-color="transparent" fo:padding="0.074cm" fo:border-left="none" fo:border-right="none" fo:border-top="none" fo:border-bottom="0.002cm solid #000000" style:shadow="none" style:join-border="false">
        <style:tab-stops/>
        <style:background-image/>
      </style:paragraph-properties>
      <style:text-properties fo:font-size="6pt" style:text-underline-style="none" fo:font-weight="normal" style:font-size-asian="6pt" style:font-weight-asian="normal" style:font-size-complex="6pt" style:font-weight-complex="normal" fo:hyphenate="true" fo:hyphenation-remain-char-count="2" fo:hyphenation-push-char-count="2"/>
    </style:style>
    <style:style style:name="P40" style:family="paragraph" style:parent-style-name="Standard">
      <style:paragraph-properties fo:margin-left="0.049cm" fo:margin-right="0.049cm" fo:text-align="justify" style:justify-single-word="false"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41" style:family="paragraph" style:parent-style-name="Standard">
      <style:paragraph-properties fo:padding="0.074cm" fo:border-left="none" fo:border-right="none" fo:border-top="none" fo:border-bottom="0.002cm solid #000000" style:join-border="false"/>
      <style:text-properties fo:color="#008000" fo:font-size="6pt" fo:font-weight="bold" style:font-size-asian="6pt" style:font-weight-asian="bold" style:font-size-complex="6pt" style:font-weight-complex="bold"/>
    </style:style>
    <style:style style:name="P42" style:family="paragraph" style:parent-style-name="Standard">
      <style:paragraph-properties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43" style:family="paragraph" style:parent-style-name="Standard">
      <style:paragraph-properties fo:text-align="justify" style:justify-single-word="false" fo:padding="0.074cm" fo:border-left="none" fo:border-right="none" fo:border-top="none" fo:border-bottom="0.002cm solid #000000" style:join-border="false"/>
      <style:text-properties fo:font-weight="normal" style:font-weight-asian="normal" style:font-weight-complex="normal"/>
    </style:style>
    <style:style style:name="P44" style:family="paragraph" style:parent-style-name="Standard">
      <style:paragraph-properties fo:text-align="justify" style:justify-single-word="false" fo:break-before="page"/>
      <style:text-properties fo:color="#000080" fo:font-size="8pt" style:text-underline-style="none" fo:font-weight="bold" style:font-size-asian="8pt" style:font-weight-asian="bold" style:font-size-complex="8pt" style:font-weight-complex="bold"/>
    </style:style>
    <style:style style:name="P45" style:family="paragraph" style:parent-style-name="Standard" style:list-style-name="MyDefaultBullets">
      <style:paragraph-properties fo:margin-left="0.012cm" fo:margin-right="0cm" fo:text-align="justify" style:justify-single-word="false" fo:text-indent="0cm"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8000" fo:font-weight="bold" style:font-weight-asian="bold"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font-size="6pt" style:text-underline-style="none" fo:font-weight="normal" style:font-size-asian="6pt" style:font-weight-asian="normal" style:font-size-complex="6pt" style:font-weight-complex="normal"/>
    </style:style>
    <style:style style:name="T8" style:family="text">
      <style:text-properties fo:color="#000000" fo:font-size="6pt" style:text-underline-style="none" style:font-size-asian="6pt" style:font-size-complex="6pt"/>
    </style:style>
    <style:style style:name="T9" style:family="text">
      <style:text-properties fo:color="#000000" fo:font-size="6pt" style:text-underline-style="none" fo:font-weight="bold" style:font-size-asian="6pt" style:font-weight-asian="bold" style:font-size-complex="6pt" style:font-weight-complex="bold"/>
    </style:style>
    <style:style style:name="T10" style:family="text">
      <style:text-properties fo:font-size="6pt"/>
    </style:style>
    <style:style style:name="T11" style:family="text">
      <style:text-properties style:text-underline-style="none"/>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fo:font-weight="normal" style:font-weight-asian="bold" style:font-weight-complex="bold"/>
    </style:style>
    <style:style style:name="T15" style:family="text">
      <style:text-properties style:font-size-asian="6pt"/>
    </style:style>
    <style:style style:name="T16" style:family="text">
      <style:text-properties style:font-weight-asian="normal"/>
    </style:style>
    <style:style style:name="T17" style:family="text">
      <style:text-properties style:font-size-complex="6pt"/>
    </style:style>
    <style:style style:name="T18" style:family="text">
      <style:text-properties style:font-weight-complex="normal"/>
    </style:style>
    <style:style style:name="T19" style:family="text">
      <style:text-properties style:font-weight-asian="bold"/>
    </style:style>
    <style:style style:name="T20"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space" fo:margin-left="0.499cm"/>
        </style:list-level-properties>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space" fo:margin-left="0.499cm"/>
        </style:list-level-properties>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space" fo:margin-left="0.499cm"/>
        </style:list-level-properties>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text:list-level-style-bullet>
      <text:list-level-style-bullet text:level="4" text:style-name="Bullet_20_Symbols" style:num-suffix="." text:bullet-char="•">
        <style:list-level-properties text:list-level-position-and-space-mode="label-alignment">
          <style:list-level-label-alignment text:label-followed-by="space" fo:margin-left="2cm"/>
        </style:list-level-properties>
      </text:list-level-style-bullet>
      <text:list-level-style-bullet text:level="5" text:style-name="Bullet_20_Symbols" style:num-suffix="." text:bullet-char="◦">
        <style:list-level-properties text:list-level-position-and-space-mode="label-alignment">
          <style:list-level-label-alignment text:label-followed-by="space" fo:margin-left="2.499cm"/>
        </style:list-level-properties>
      </text:list-level-style-bullet>
      <text:list-level-style-bullet text:level="6" text:style-name="Bullet_20_Symbols" style:num-suffix="." text:bullet-char="▪">
        <style:list-level-properties text:list-level-position-and-space-mode="label-alignment">
          <style:list-level-label-alignment text:label-followed-by="space" fo:margin-left="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space" fo:margin-left="0.499cm"/>
        </style:list-level-properties>
      </text:list-level-style-number>
      <text:list-level-style-number text:level="2" style:num-suffix="." style:num-format="1">
        <style:list-level-properties text:list-level-position-and-space-mode="label-alignment">
          <style:list-level-label-alignment text:label-followed-by="space" fo:margin-left="1cm"/>
        </style:list-level-properties>
      </text:list-level-style-number>
      <text:list-level-style-number text:level="3" style:num-suffix="." style:num-format="1">
        <style:list-level-properties text:list-level-position-and-space-mode="label-alignment">
          <style:list-level-label-alignment text:label-followed-by="space"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space" fo:margin-left="0.499cm"/>
        </style:list-level-properties>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text:list-level-style-bullet>
      <text:list-level-style-bullet text:level="4" text:style-name="Bullet_20_Symbols" style:num-suffix="." text:bullet-char="•">
        <style:list-level-properties text:list-level-position-and-space-mode="label-alignment">
          <style:list-level-label-alignment text:label-followed-by="space" fo:margin-left="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space" fo:margin-left="0.499cm"/>
        </style:list-level-properties>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space" fo:margin-left="0.499cm"/>
        </style:list-level-properties>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text:list-level-style-bullet>
      <text:list-level-style-bullet text:level="4" text:style-name="Bullet_20_Symbols" style:num-suffix="." text:bullet-char="•">
        <style:list-level-properties text:list-level-position-and-space-mode="label-alignment">
          <style:list-level-label-alignment text:label-followed-by="space" fo:margin-left="2cm"/>
        </style:list-level-properties>
      </text:list-level-style-bullet>
      <text:list-level-style-bullet text:level="5" text:style-name="Bullet_20_Symbols" style:num-suffix="." text:bullet-char="◦">
        <style:list-level-properties text:list-level-position-and-space-mode="label-alignment">
          <style:list-level-label-alignment text:label-followed-by="space" fo:margin-left="2.49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1">T-SQL</text:p>
      <text:p text:style-name="P3">Flow Control:</text:p>
      <text:p text:style-name="P7">BEGIN...END</text:p>
      <text:p text:style-name="P9">also known as <text:s/><text:span text:style-name="T1">statement_block</text:span></text:p>
      <text:p text:style-name="P10">BEGIN</text:p>
      <text:p text:style-name="P10">{sql_statement | statement_block}</text:p>
      <text:p text:style-name="P10">END</text:p>
      <text:p text:style-name="P1"/>
      <text:p text:style-name="P7">BREAK</text:p>
      <text:p text:style-name="P1">Stop a WHILE loop.</text:p>
      <text:p text:style-name="P1"/>
      <text:p text:style-name="P7">CONTINUE</text:p>
      <text:p text:style-name="P1">Restart a WHILE loop.</text:p>
      <text:p text:style-name="P1"/>
      <text:p text:style-name="P7">GOTO <text:span text:style-name="T1">label</text:span></text:p>
      <text:p text:style-name="P1">Alter the <text:s/>flow of execution to a label.</text:p>
      <text:p text:style-name="P10">GOTO label</text:p>
      <text:p text:style-name="P1">Note: </text:p>
      <text:p text:style-name="P1">definig the label:</text:p>
      <text:p text:style-name="P10">label :</text:p>
      <text:p text:style-name="P1"/>
      <text:p text:style-name="P7">IF...ELSE</text:p>
      <text:p text:style-name="P10">IF boolean expression</text:p>
      <text:p text:style-name="P10">{sql_statement | statement_block}</text:p>
      <text:p text:style-name="P10">[</text:p>
      <text:p text:style-name="P10">ELSE</text:p>
      <text:p text:style-name="P10">{sql_statement | statement_block}</text:p>
      <text:p text:style-name="P10">]</text:p>
      <text:p text:style-name="P1"/>
      <text:p text:style-name="P7">RETURN </text:p>
      <text:p text:style-name="P1">Exits uncondicionally from a query or procedure</text:p>
      <text:p text:style-name="P10">RETURN [ integer expression ]</text:p>
      <text:p text:style-name="P1"/>
      <text:p text:style-name="P7">TRY...CATCH</text:p>
      <text:p text:style-name="P10">BEGIN TRY </text:p>
      <text:p text:style-name="P10">{sql_statement | statement_block}</text:p>
      <text:p text:style-name="P10">END TRY</text:p>
      <text:p text:style-name="P10">BEGIN CATCH</text:p>
      <text:p text:style-name="P10">{sql_statement | statement_block}</text:p>
      <text:p text:style-name="P10">END CATCH</text:p>
      <text:p text:style-name="P10">;</text:p>
      <text:p text:style-name="P1"/>
      <text:p text:style-name="P7">WAITFOR</text:p>
      <text:p text:style-name="P1">Block the execution of a batch, stored procedure or transaction <text:s/>until:</text:p>
      <text:p text:style-name="P1">- specified time or a time interval is reached</text:p>
      <text:p text:style-name="P1">- specified statement modifies or returns at least one row</text:p>
      <text:p text:style-name="P10">WAITFOR </text:p>
      <text:p text:style-name="P10">{</text:p>
      <text:p text:style-name="P10">DELAY 'time_to_pass' </text:p>
      <text:p text:style-name="P10">| TIME 'time_to_execute' </text:p>
      <text:p text:style-name="P10">| [ ( receive_statement ) </text:p>
      <text:p text:style-name="P10">| ( get_conversation_group_statement ) ] </text:p>
      <text:p text:style-name="P10">[ , TIMEOUT timeout ]</text:p>
      <text:p text:style-name="P10">}</text:p>
      <text:p text:style-name="P1"/>
      <text:p text:style-name="P7">WHILE</text:p>
      <text:p text:style-name="P10">WHILE Boolean_expression </text:p>
      <text:p text:style-name="P12">{ sql_statement | statement_block | BREAK | CONTINUE }</text:p>
      <text:p text:style-name="P4">BATCHES</text:p>
      <text:p text:style-name="P13">The following rules apply to using batches:</text:p>
      <text:p text:style-name="P14">- CREATE DEFAULT, CREATE FUNCTION, CREATE PROCEDURE, CREATE RULE, CREATE SCHEMA, CREATE TRIGGER, and CREATE VIEW statements cannot be combined with other statements in a batch. The CREATE statement must start the batch. All other statements that follow in that batch will be interpreted as part of the definition of the first CREATE statement.</text:p>
      <text:p text:style-name="P14">- A table cannot be changed and then the new columns referenced in the same batch.</text:p>
      <text:list xml:id="list29523729" text:style-name="L1">
        <text:list-header>
          <text:p text:style-name="P39">- If an EXECUTE statement is the first statement in a batch, the EXECUTE keyword is not required. The EXECUTE keyword is required if the EXECUTE statement is not the first statement in the batch.</text:p>
        </text:list-header>
      </text:list>
      <text:p text:style-name="P5">Reference</text:p>
      <text:p text:style-name="P2"><text:span text:style-name="T3">/*...*/</text:span> <text:tab/>(Comment) </text:p>
      <text:p text:style-name="P2"><text:span text:style-name="T3">--</text:span> <text:tab/>(Comment) </text:p>
      <text:p text:style-name="P8">CASE</text:p>
      <text:p text:style-name="P2">Evaluates a list of conditions and returns one of multiple possible result expressions.</text:p>
      <text:p text:style-name="P2">The CASE expression has two formats:</text:p>
      <text:p text:style-name="P2">- The simple CASE expression compares an expression to a set of simple expressions to determine the result.</text:p>
      <text:p text:style-name="P2">- The searched CASE expression evaluates a set of Boolean expressions to determine the result.</text:p>
      <text:p text:style-name="P2">Both formats support an optional ELSE argument.</text:p>
      <text:p text:style-name="P2">Simple CASE expression: </text:p>
      <text:p text:style-name="P11">CASE input_expression </text:p>
      <text:p text:style-name="P11"><text:s/>WHEN when_expression THEN result_expression [ ...n ] </text:p>
      <text:p text:style-name="P11"><text:s/>[ ELSE else_result_expression ] </text:p>
      <text:p text:style-name="P11">END </text:p>
      <text:p text:style-name="P2">Searched CASE expression:</text:p>
      <text:p text:style-name="P11">CASE</text:p>
      <text:p text:style-name="P11"><text:s/>WHEN Boolean_expression THEN result_expression [ ...n ] </text:p>
      <text:p text:style-name="P11"><text:s/>[ ELSE else_result_expression ] </text:p>
      <text:p text:style-name="P11">END</text:p>
      <text:p text:style-name="P2"/>
      <text:p text:style-name="P8">DECLARE @local_variable </text:p>
      <text:p text:style-name="P2">Variables are declared in the body of a batch or procedure with the DECLARE statement and are assigned values by using either a SET or SELECT statement. Cursor variables can be declared with this statement and used with other cursor-related statements. After declaration, all variables are initialized as NULL, unless a value is provided as part of the declaration.</text:p>
      <text:p text:style-name="P11">DECLARE </text:p>
      <text:p text:style-name="P11">{ </text:p>
      <text:p text:style-name="P11">{{ @local_variable [AS] data_type } | [ = value ] }</text:p>
      <text:p text:style-name="P11">| { @cursor_variable_name CURSOR }</text:p>
      <text:p text:style-name="P11">} [,...n] </text:p>
      <text:p text:style-name="P11">| { @table_variable_name [AS] &lt;table_type_definition&gt;</text:p>
      <text:p text:style-name="P11"><text:s/>| &lt;user-defined table type&gt; </text:p>
      <text:p text:style-name="P2"><text:span text:style-name="T3">}</text:span> </text:p>
      <text:p text:style-name="P2"/>
      <text:p text:style-name="P6">&lt;table_type_definition&gt; ::= </text:p>
      <text:p text:style-name="P2"><text:s/><text:span text:style-name="T3">TABLE ( { &lt;column_definition&gt; | &lt;table_constraint&gt; } [ ,... ] ) </text:span></text:p>
      <text:p text:style-name="P2"><text:span text:style-name="T2">&lt;column_constraint&gt; ::=</text:span> </text:p>
      <text:p text:style-name="P2"><text:s/><text:span text:style-name="T3">{</text:span></text:p>
      <text:p text:style-name="P11"><text:s/>[ NULL | NOT NULL ] </text:p>
      <text:p text:style-name="P11"><text:s/>| [ PRIMARY KEY | UNIQUE ] </text:p>
      <text:p text:style-name="P11"><text:s/>| CHECK ( logical_expression ) </text:p>
      <text:p text:style-name="P2"><text:span text:style-name="T3"><text:s/>}</text:span> </text:p>
      <text:p text:style-name="P2"><text:span text:style-name="T2">&lt;table_constraint&gt; ::=</text:span> </text:p>
      <text:p text:style-name="P2"><text:s/><text:span text:style-name="T3">{ </text:span></text:p>
      <text:p text:style-name="P11">{ PRIMARY KEY | UNIQUE } </text:p>
      <text:p text:style-name="P11">( column_name [ ,... ] ) </text:p>
      <text:p text:style-name="P11"><text:s/>| CHECK ( search_condition ) </text:p>
      <text:p text:style-name="P11"><text:s/>} </text:p>
      <text:p text:style-name="P2"/>
      <text:p text:style-name="P6">&lt;column_definition&gt; ::= </text:p>
      <text:p text:style-name="P2"><text:s/><text:span text:style-name="T3">column_name {scalar_data_type | AS computed_column_expression}</text:span></text:p>
      <text:p text:style-name="P11"><text:s/>[ COLLATE collation_name ] </text:p>
      <text:p text:style-name="P11"><text:s/>[ [ DEFAULT constant_expression ] </text:p>
      <text:p text:style-name="P11">| IDENTITY [ (seed ,increment ) ] ] </text:p>
      <text:p text:style-name="P11">[ ROWGUIDCOL ] </text:p>
      <text:p text:style-name="P11">[ &lt;column_constraint&gt; ] </text:p>
      <text:p text:style-name="P2"/>
      <text:p text:style-name="P2"/>
      <text:p text:style-name="P8">EXECUTE (Transact-SQL)</text:p>
      <text:p text:style-name="P2">Executes a command string or character string within a Transact-SQL batch, or one of the following modules: system stored procedure, user-defined stored procedure, scalar-valued user-defined function, or extended stored procedure.</text:p>
      <text:p text:style-name="P2">Execute a stored procedure or function</text:p>
      <text:p text:style-name="P11">[ { EXEC | EXECUTE } ]</text:p>
      <text:p text:style-name="P11">{ </text:p>
      <text:p text:style-name="P11">[ @return_status = ]</text:p>
      <text:p text:style-name="P11">{ module_name [ ;number ] | @module_name_var } </text:p>
      <text:p text:style-name="P11">[ [ @parameter = ] { value </text:p>
      <text:p text:style-name="P11"><text:s/>| @variable [ OUTPUT ] </text:p>
      <text:p text:style-name="P11"><text:s/>| [ DEFAULT ] </text:p>
      <text:p text:style-name="P11"><text:s/>}</text:p>
      <text:p text:style-name="P11">]</text:p>
      <text:p text:style-name="P11">[ ,...n ]</text:p>
      <text:p text:style-name="P11">[ WITH RECOMPILE ]</text:p>
      <text:p text:style-name="P11">}</text:p>
      <text:p text:style-name="P11">;</text:p>
      <text:p text:style-name="P2">Execute a character string</text:p>
      <text:p text:style-name="P11">{ EXEC | EXECUTE } </text:p>
      <text:p text:style-name="P11">( { @string_variable | [ N ]'tsql_string' } [ + ...n ] )</text:p>
      <text:p text:style-name="P11">[ AS { LOGIN | USER } = ' name ' ]</text:p>
      <text:p text:style-name="P11">;</text:p>
      <text:p text:style-name="P2">Execute a pass-through command against a linked server</text:p>
      <text:p text:style-name="P11">{ EXEC | EXECUTE }</text:p>
      <text:p text:style-name="P11">( </text:p>
      <text:p text:style-name="P11">{ @string_variable | [ N ] 'command_string [ ? ]' } [ + ...n ]</text:p>
      <text:p text:style-name="P11">[ { , { value | @variable [ OUTPUT ] } } [ ...n ] ]</text:p>
      <text:p text:style-name="P11">) </text:p>
      <text:p text:style-name="P11">[ AS { LOGIN | USER } = ' name ' ]</text:p>
      <text:p text:style-name="P11">[ AT linked_server_name ]</text:p>
      <text:p text:style-name="P11">;</text:p>
      <text:p text:style-name="P11"/>
      <text:p text:style-name="P8">PRINT (Transact-SQL)</text:p>
      <text:p text:style-name="P11">PRINT msg_str | @local_variable | string_expr</text:p>
      <text:p text:style-name="P2"><text:tab/></text:p>
      <text:p text:style-name="P8">RAISERROR (Transact-SQL)</text:p>
      <text:p text:style-name="P11">RAISERROR ( { msg_id | msg_str | @local_variable }</text:p>
      <text:p text:style-name="P11">{ ,severity ,state }</text:p>
      <text:p text:style-name="P11">[ ,argument [ ,...n ] ] )</text:p>
      <text:p text:style-name="P40">[ <text:s text:c="6"/>WITH option [ ,...n ] ]</text:p>
      <text:p text:style-name="P20">CURSORES:</text:p>
      <text:p text:style-name="P19">ISO Syntax</text:p>
      <text:p text:style-name="P17">DECLARE cursor_name [ INSENSITIVE ] [ SCROLL ] CURSOR </text:p>
      <text:p text:style-name="P17"><text:s text:c="5"/>FOR select_statement </text:p>
      <text:p text:style-name="P17"><text:s text:c="5"/>[ FOR { READ ONLY | UPDATE [ OF column_name [ ,...n ] ] } ]</text:p>
      <text:p text:style-name="P17">;</text:p>
      <text:p text:style-name="P19">Transact-SQL Extended Syntax</text:p>
      <text:p text:style-name="P17">DECLARE cursor_name CURSOR [ LOCAL | GLOBAL ] </text:p>
      <text:p text:style-name="P17"><text:s text:c="5"/>[ FORWARD_ONLY | SCROLL ] </text:p>
      <text:p text:style-name="P17"><text:s text:c="5"/>[ STATIC | KEYSET | DYNAMIC | FAST_FORWARD ] </text:p>
      <text:p text:style-name="P17"><text:s text:c="5"/>[ READ_ONLY | SCROLL_LOCKS | OPTIMISTIC ] </text:p>
      <text:p text:style-name="P17"><text:s text:c="5"/>[ TYPE_WARNING ] </text:p>
      <text:p text:style-name="P17"><text:s text:c="5"/>FOR select_statement </text:p>
      <text:p text:style-name="P17"><text:s text:c="5"/>[ FOR UPDATE [ OF column_name [ ,...n ] ] ]</text:p>
      <text:p text:style-name="P41">;</text:p>
      <text:p text:style-name="P21">STORED PROCEDURES</text:p>
      <text:p text:style-name="P18">CREATE PROCEDURE (Transact-SQL)</text:p>
      <text:p text:style-name="P23">Creates a Transact-SQL or common language runtime (CLR) stored procedure in SQL Server 2008 R2. Stored procedures are similar to procedures in other programming languages in that they can:</text:p>
      <text:p text:style-name="P23">- Accept input parameters and return multiple values in the form of output parameters to the calling procedure or batch.</text:p>
      <text:p text:style-name="P23">- Contain programming statements that perform operations in the database, including calling other procedures.</text:p>
      <text:p text:style-name="P23">- Return a status value to a calling procedure or batch to indicate success or failure (and the reason for failure).</text:p>
      <text:p text:style-name="P23">Use this statement to create a permanent procedure in the current database or a temporary procedure in the tempdb database.</text:p>
      <text:p text:style-name="P22"/>
      <text:p text:style-name="P28">--Transact-SQL Stored Procedure Syntax</text:p>
      <text:p text:style-name="P15">CREATE { PROC | PROCEDURE } [schema_name.] procedure_name [ ; number ] </text:p>
      <text:p text:style-name="P15"><text:s text:c="4"/>[ { @parameter [ type_schema_name. ] data_type } </text:p>
      <text:p text:style-name="P15"><text:s text:c="8"/>[ VARYING ] [ = default ] [ OUT | OUTPUT ] [READONLY]</text:p>
      <text:p text:style-name="P15"><text:s text:c="4"/>] [ ,...n ] </text:p>
      <text:p text:style-name="P15">[ WITH &lt;procedure_option&gt; [ ,...n ] ]</text:p>
      <text:p text:style-name="P15">[ FOR REPLICATION ] </text:p>
      <text:p text:style-name="P15">AS { [ BEGIN ] sql_statement [;] [ ...n ] [ END ] }</text:p>
      <text:p text:style-name="P15">;</text:p>
      <text:p text:style-name="P15">&lt;procedure_option&gt; ::= </text:p>
      <text:p text:style-name="P22"><text:s text:c="4"/>[ ENCRYPTION ]</text:p>
      <text:p text:style-name="P22"><text:s text:c="4"/>[ RECOMPILE ]</text:p>
      <text:p text:style-name="P22"><text:s text:c="4"/>[ EXECUTE AS Clause ]</text:p>
      <text:p text:style-name="P22"><text:tab/></text:p>
      <text:p text:style-name="P28">--CLR Stored Procedure Syntax</text:p>
      <text:p text:style-name="P15">CREATE { PROC | PROCEDURE } [schema_name.] procedure_name [ ; number ] </text:p>
      <text:p text:style-name="P15"><text:s text:c="4"/>[ { @parameter [ type_schema_name. ] data_type } </text:p>
      <text:p text:style-name="P15"><text:s text:c="8"/>[ = default ] [ OUT | OUTPUT ] [READONLY]</text:p>
      <text:p text:style-name="P15"><text:s text:c="4"/>] [ ,...n ] </text:p>
      <text:p text:style-name="P15">[ WITH EXECUTE AS Clause ]</text:p>
      <text:p text:style-name="P15">AS { EXTERNAL NAME assembly_name.class_name.method_name }</text:p>
      <text:p text:style-name="P42">;</text:p>
      <text:p text:style-name="P28">CREATE TRIGGER (Transact-SQL)</text:p>
      <text:p text:style-name="P25">Creates a DML, DDL, or logon trigger. A trigger is a special kind of stored procedure that automatically executes when an event occurs in the database server. DML triggers execute when a user tries to modify data through a data manipulation language (DML) event. DML events are INSERT, UPDATE, or DELETE statements on a table or view. </text:p>
      <text:p text:style-name="P25">DDL triggers execute in response to a variety of data definition language (DDL) events. These events primarily correspond to Transact-SQL CREATE, ALTER, and DROP statements, and certain system stored procedures that perform DDL-like operations. Logon triggers fire in response to the LOGON event that is raised when a user sessions is being established. Triggers can be created in the SQL Server 2005 Database Engine directly from Transact-SQL statements or from methods of assemblies that are created in the Microsoft .NET Framework common language runtime (CLR) and uploaded to an instance of SQL Server. SQL Server allows for creating multiple triggers for any specific statement. </text:p>
      <text:p text:style-name="P25">Trigger on an INSERT, UPDATE, or DELETE statement to a table or view (DML Trigger)</text:p>
      <text:p text:style-name="P25"/>
      <text:p text:style-name="P15">CREATE TRIGGER [ schema_name . ]trigger_name </text:p>
      <text:p text:style-name="P15">ON { table | view } </text:p>
      <text:p text:style-name="P15">[ WITH &lt;dml_trigger_option&gt; [ ,...n ] ]</text:p>
      <text:p text:style-name="P15">{ FOR | AFTER | INSTEAD OF } </text:p>
      <text:p text:style-name="P15">{ [ INSERT ] [ , ] [ UPDATE ] [ , ] [ DELETE ] } </text:p>
      <text:p text:style-name="P15">[ WITH APPEND ] </text:p>
      <text:p text:style-name="P15">[ NOT FOR REPLICATION ] </text:p>
      <text:p text:style-name="P15">AS { sql_statement <text:s/>[ ; ] [ ,...n ] | EXTERNAL NAME &lt;method specifier [ ; ] &gt; }</text:p>
      <text:p text:style-name="P15"/>
      <text:p text:style-name="P15">&lt;dml_trigger_option&gt; ::=</text:p>
      <text:p text:style-name="P15"><text:s text:c="4"/>[ ENCRYPTION ]</text:p>
      <text:p text:style-name="P15"><text:s text:c="4"/>[ EXECUTE AS Clause ]</text:p>
      <text:p text:style-name="P15"/>
      <text:p text:style-name="P15">&lt;method_specifier&gt; ::=</text:p>
      <text:p text:style-name="P15"><text:s text:c="4"/>assembly_name.class_name.method_name</text:p>
      <text:p text:style-name="P15"/>
      <text:p text:style-name="P15">Trigger on a CREATE, ALTER, DROP, GRANT, DENY, REVOKE, or UPDATE STATISTICS statement (DDL Trigger)</text:p>
      <text:p text:style-name="P15">CREATE TRIGGER trigger_name </text:p>
      <text:p text:style-name="P15">ON { ALL SERVER | DATABASE } </text:p>
      <text:p text:style-name="P15">[ WITH &lt;ddl_trigger_option&gt; [ ,...n ] ]</text:p>
      <text:p text:style-name="P15">{ FOR | AFTER } { event_type | event_group } [ ,...n ]</text:p>
      <text:p text:style-name="P15">AS { sql_statement <text:s/>[ ; ] [ ,...n ] | EXTERNAL NAME &lt; method specifier &gt; <text:s/>[ ; ] }</text:p>
      <text:p text:style-name="P15"/>
      <text:p text:style-name="P15">&lt;ddl_trigger_option&gt; ::=</text:p>
      <text:p text:style-name="P15"><text:s text:c="4"/>[ ENCRYPTION ]</text:p>
      <text:p text:style-name="P15"><text:s text:c="4"/>[ EXECUTE AS Clause ]</text:p>
      <text:p text:style-name="P15"/>
      <text:p text:style-name="P15">&lt;method_specifier&gt; ::=</text:p>
      <text:p text:style-name="P15"><text:s text:c="4"/>assembly_name.class_name.method_name</text:p>
      <text:p text:style-name="P15"/>
      <text:p text:style-name="P15">Trigger on a LOGON event (Logon Trigger)</text:p>
      <text:p text:style-name="P15">CREATE TRIGGER trigger_name </text:p>
      <text:p text:style-name="P15">ON ALL SERVER </text:p>
      <text:p text:style-name="P15">[ WITH &lt;logon_trigger_option&gt; [ ,...n ] ]</text:p>
      <text:p text:style-name="P15">{ FOR | AFTER } LOGON <text:s/></text:p>
      <text:p text:style-name="P15">AS { sql_statement <text:s/>[ ; ] [ ,...n ] | EXTERNAL NAME &lt;method specifier&gt; <text:s/>[ ; ] }</text:p>
      <text:p text:style-name="P15">&lt;logon_trigger_option&gt; ::=</text:p>
      <text:p text:style-name="P15"><text:s text:c="4"/>[ ENCRYPTION ]</text:p>
      <text:p text:style-name="P15"><text:s text:c="4"/>[ EXECUTE AS Clause ]</text:p>
      <text:p text:style-name="P15"/>
      <text:p text:style-name="P15">&lt;method_specifier&gt; ::=</text:p>
      <text:p text:style-name="P42"><text:s text:c="4"/>assembly_name.class_name.method_name</text:p>
      <text:p text:style-name="P31">Transacções</text:p>
      <text:p text:style-name="P32">Objectivos</text:p>
      <text:p text:style-name="P32">* Fornecer mecanismos de recuperação em caso de falhas do sistema</text:p>
      <text:p text:style-name="P32">* Facilitar o tratamento de erros ao nivel das aplicações</text:p>
      <text:p text:style-name="P32">* Fornecer mecanismos que permitam controlar de forma eficiente as interferências entre aplicações que concorrem no acesso aos mesmos recursos</text:p>
      <text:p text:style-name="P32"/>
      <text:p text:style-name="P31">Propriedades(ACID)</text:p>
      <text:p text:style-name="P32"><text:span text:style-name="T5">* Atomicidade (Atomicity) :</text:span> Uma transacção é indivisível no seu processamento</text:p>
      <text:p text:style-name="P32"><text:span text:style-name="T5">* Consistência (Consistency preservation) :</text:span> Uma transacção conduz a BD de um estado consistente para outro estado consistente</text:p>
      <text:p text:style-name="P32"><text:span text:style-name="T5">* Isolamento (Isolation) : </text:span>As transacções concorrentes não devem interferir umas com as outras durante a sua execução</text:p>
      <text:p text:style-name="P32"><text:span text:style-name="T5">* Durabilidade (Durability) :</text:span> O resultado de uma transacção válida deve ser tornado persistente (mesmo na presença de falhas, após commit)</text:p>
      <text:p text:style-name="P32"/>
      <text:p text:style-name="P31">Estados</text:p>
      <text:p text:style-name="P32"><text:span text:style-name="T3">Activa:</text:span> é o estado após início da transação e mantém-se enquanto se forem realizando operações de leitura e escrita sobre os dados.</text:p>
      <text:p text:style-name="P32"><text:span text:style-name="T3">Parcialmente commited:</text:span> quando se indica que a transacção deve terminar com sucesso, entra-se neste estado. Nele é garantido que todos os dados são transferidos para disco (force-writing) e só se isso acontecer é que a transacção atinge o commit point</text:p>
      <text:p text:style-name="P32"><text:span text:style-name="T3">Commited:</text:span> a transaccão entra neste estado quando atinge o commit point</text:p>
      <text:p text:style-name="P32"><text:span text:style-name="T3">Falhada:</text:span> a transacção vem para este estado se for abortada no seu estado activa ou se os testes realizados no estado parcialmente commited falharem</text:p>
      <text:p text:style-name="P32"><text:span text:style-name="T3">Terminada:</text:span> a transação deixa de existir no sistema.</text:p>
      <text:p text:style-name="P29">SET TRANSACTION ISOLATION LEVEL (Transact-SQL)</text:p>
      <text:p text:style-name="P16">SET TRANSACTION ISOLATION LEVEL </text:p>
      <text:p text:style-name="P16">{ <text:s text:c="3"/>READ COMMITTED <text:s text:c="4"/>(por omissão)</text:p>
      <text:p text:style-name="P16">| READ UNCOMMITTED</text:p>
      <text:p text:style-name="P16">| REPEATABLE READ</text:p>
      <text:p text:style-name="P16">| SERIALIZABLE</text:p>
      <text:p text:style-name="P16">| SNAPSHOT</text:p>
      <text:p text:style-name="P16">}</text:p>
      <text:p text:style-name="P29">BEGIN TRANSACTION (Transact-SQL)</text:p>
      <text:p text:style-name="P16">BEGIN { TRAN | TRANSACTION } </text:p>
      <text:p text:style-name="P16"><text:s text:c="4"/>[ { transaction_name | @tran_name_variable }</text:p>
      <text:p text:style-name="P16"><text:s text:c="6"/>[ WITH MARK [ 'description' ] ]</text:p>
      <text:p text:style-name="P16"><text:s text:c="4"/>]; </text:p>
      <text:p text:style-name="P29">COMMIT TRANSACTION (Transact-SQL)</text:p>
      <text:p text:style-name="P16">COMMIT { TRAN | TRANSACTION } [ transaction_name | @tran_name_variable ] ];</text:p>
      <text:p text:style-name="P29">COMMIT WORK (Transact-SQL)</text:p>
      <text:p text:style-name="P16">COMMIT [ WORK ] ; </text:p>
      <text:p text:style-name="P29">ROLLBACK WORK (Transact-SQL)</text:p>
      <text:p text:style-name="P16">ROLLBACK [ WORK ] ; </text:p>
      <text:p text:style-name="P29">ROLLBACK TRANSACTION (Transact-SQL)</text:p>
      <text:p text:style-name="P16">ROLLBACK { TRAN | TRANSACTION } </text:p>
      <text:p text:style-name="P16"><text:s text:c="5"/>[ transaction_name | @tran_name_variable</text:p>
      <text:p text:style-name="P16"><text:s text:c="5"/>| savepoint_name | @savepoint_variable ] ;</text:p>
      <text:p text:style-name="P29">SAVE TRANSACTION (Transact-SQL)</text:p>
      <text:p text:style-name="P16">SAVE { TRAN | TRANSACTION } { savepoint_name | @savepoint_variable } ;</text:p>
      <text:p text:style-name="P44">XML</text:p>
      <text:p text:style-name="P23"><text:span text:style-name="T5">Constituido</text:span></text:p>
      <text:list xml:id="list31346220" text:style-name="MyDefaultBullets">
        <text:list-item>
          <text:p text:style-name="P37"><text:span text:style-name="T9">Elementos</text:span></text:p>
          <text:list>
            <text:list-item>
              <text:p text:style-name="P24">Pode conter elementos</text:p>
            </text:list-item>
            <text:list-item>
              <text:p text:style-name="P24">Pode conter atributos</text:p>
            </text:list-item>
            <text:list-item>
              <text:p text:style-name="P24">Não pode:</text:p>
              <text:list>
                <text:list-item>
                  <text:p text:style-name="P24">ter sinais de pontuação</text:p>
                </text:list-item>
                <text:list-item>
                  <text:p text:style-name="P24">ter a palavra XML (seja como estiver escrita)</text:p>
                </text:list-item>
                <text:list-item>
                  <text:p text:style-name="P24">ter espaços</text:p>
                </text:list-item>
                <text:list-item>
                  <text:p text:style-name="P24">no conteudo o caracter menor (&lt;)</text:p>
                </text:list-item>
              </text:list>
            </text:list-item>
            <text:list-item>
              <text:p text:style-name="P24">Evitar o uso de :</text:p>
              <text:list>
                <text:list-item>
                  <text:p text:style-name="P24">sinal de subtracção (-) e ponto (.)</text:p>
                </text:list-item>
                <text:list-item>
                  <text:p text:style-name="P24">dois pontos(:)</text:p>
                </text:list-item>
              </text:list>
            </text:list-item>
          </text:list>
        </text:list-item>
        <text:list-item>
          <text:p text:style-name="P27">Atributos</text:p>
          <text:list>
            <text:list-item>
              <text:p text:style-name="P24">Pertence sempre a um e só um elemento</text:p>
            </text:list-item>
            <text:list-item>
              <text:p text:style-name="P24">Não pode conter outros elementos ou atributos</text:p>
            </text:list-item>
          </text:list>
        </text:list-item>
        <text:list-item>
          <text:p text:style-name="P27">Regras</text:p>
        </text:list-item>
        <text:list-item>
          <text:p text:style-name="P37"><text:span text:style-name="T7">As Tags</text:span></text:p>
          <text:list>
            <text:list-item>
              <text:p text:style-name="P37"><text:span text:style-name="T7">São case Sensitive</text:span></text:p>
            </text:list-item>
            <text:list-item>
              <text:p text:style-name="P37"><text:span text:style-name="T7">Não aceitam espaços</text:span></text:p>
            </text:list-item>
            <text:list-item>
              <text:p text:style-name="P37"><text:span text:style-name="T7">Andam aos pares. Tem tag de inicio e de fim</text:span></text:p>
            </text:list-item>
            <text:list-item>
              <text:p text:style-name="P37"><text:span text:style-name="T7">Valor dos atributos são escritos entre plicas(') ou aspas (")</text:span></text:p>
            </text:list-item>
            <text:list-item>
              <text:p text:style-name="P37"><text:span text:style-name="T7">Adequadamente aninhados</text:span></text:p>
            </text:list-item>
          </text:list>
        </text:list-item>
        <text:list-item>
          <text:p text:style-name="P27">Declaração</text:p>
        </text:list-item>
        <text:list-item>
          <text:p text:style-name="P37"><text:span text:style-name="T7">Deve iniciar com uma declaração XML (é opcional)</text:span></text:p>
          <text:list>
            <text:list-item>
              <text:p text:style-name="P37"><text:span text:style-name="T7">Tem que ser a primeira linha, não pode conter qualquer caracter antes</text:span></text:p>
            </text:list-item>
            <text:list-item>
              <text:p text:style-name="P37"><text:span text:style-name="T7">Declaração tem o formato &lt;?xml atributos&gt;</text:span></text:p>
              <text:list>
                <text:list-item>
                  <text:p text:style-name="P37"><text:span text:style-name="T7">Atributos:</text:span></text:p>
                  <text:list>
                    <text:list-item>
                      <text:p text:style-name="P37"><text:span text:style-name="T7">version (obrigatório)</text:span></text:p>
                    </text:list-item>
                    <text:list-item>
                      <text:p text:style-name="P37"><text:span text:style-name="T7">encoding(opcional)</text:span></text:p>
                      <text:list>
                        <text:list-item>
                          <text:p text:style-name="P37"><text:span text:style-name="T7">ISO-8859-1</text:span></text:p>
                        </text:list-item>
                        <text:list-item>
                          <text:p text:style-name="P37"><text:span text:style-name="T7">UTF8</text:span></text:p>
                        </text:list-item>
                      </text:list>
                    </text:list-item>
                    <text:list-item>
                      <text:p text:style-name="P37"><text:span text:style-name="T7">standalone(opcional)</text:span></text:p>
                      <text:list>
                        <text:list-item>
                          <text:p text:style-name="P37"><text:span text:style-name="T7">Não precisa de analisar informação externa = yes</text:span></text:p>
                        </text:list-item>
                        <text:list-item>
                          <text:p text:style-name="P37"><text:span text:style-name="T7">É analisada informação externa (DTD)= no</text:span></text:p>
                        </text:list-item>
                      </text:list>
                    </text:list-item>
                  </text:list>
                </text:list-item>
              </text:list>
            </text:list-item>
            <text:list-item>
              <text:p text:style-name="P37"><text:span text:style-name="T7">Comentários:</text:span></text:p>
              <text:list>
                <text:list-item>
                  <text:p text:style-name="P37"><text:span text:style-name="T7">&lt;!-- Comentário →</text:span></text:p>
                </text:list-item>
              </text:list>
            </text:list-item>
            <text:list-item>
              <text:p text:style-name="P37"><text:span text:style-name="T7">O operador &amp;, designa-se por referência a entidade. </text:span></text:p>
              <text:list>
                <text:list-item>
                  <text:p text:style-name="P37"><text:span text:style-name="T7">o parser substitui o &amp;tag, pelo texto representado por tag</text:span></text:p>
                </text:list-item>
              </text:list>
            </text:list-item>
            <text:list-item>
              <text:p text:style-name="P37"><text:span text:style-name="T7">5 referências a entidades</text:span></text:p>
              <text:list>
                <text:list-item>
                  <text:p text:style-name="P37"><text:span text:style-name="T7">&amp;lt (obrigatório no conteudo de um elemento) (&lt;)</text:span></text:p>
                </text:list-item>
                <text:list-item>
                  <text:p text:style-name="P37"><text:span text:style-name="T7">&amp;amp(obrigatório no conteudo de um elemento)(&amp;)</text:span></text:p>
                </text:list-item>
                <text:list-item>
                  <text:p text:style-name="P37"><text:span text:style-name="T7">&amp;gt(&gt;)</text:span></text:p>
                </text:list-item>
                <text:list-item>
                  <text:p text:style-name="P37"><text:span text:style-name="T7">&amp;quot(")</text:span></text:p>
                </text:list-item>
                <text:list-item>
                  <text:p text:style-name="P37"><text:span text:style-name="T7">&amp;apos(')</text:span></text:p>
                </text:list-item>
              </text:list>
            </text:list-item>
          </text:list>
          <text:p text:style-name="P45"><text:span text:style-name="T9">Espaço de Nomes (Nome qualificado)</text:span></text:p>
        </text:list-item>
        <text:list-item>
          <text:p text:style-name="P37"><text:span text:style-name="T7">Distingue elementos e atributos de diferentes vocabulários</text:span></text:p>
        </text:list-item>
        <text:list-item>
          <text:p text:style-name="P37"><text:span text:style-name="T7">Agrupar elementos e atributos que se relacionam</text:span></text:p>
        </text:list-item>
        <text:list-item>
          <text:p text:style-name="P37"><text:span text:style-name="T7">Todos os elementos e atributos com o mesmo URI tem o mesmo namespace</text:span></text:p>
          <text:list>
            <text:list-item>
              <text:p text:style-name="P37"><text:span text:style-name="T7">URI </text:span></text:p>
              <text:list>
                <text:list-item>
                  <text:p text:style-name="P37"><text:span text:style-name="T7">&lt;schemeName&gt;:&lt;hierarchicalPart&gt;[?&lt;query&gt;][#&lt;fragment&gt;] </text:span></text:p>
                </text:list-item>
                <text:list-item>
                  <text:p text:style-name="P37"><text:span text:style-name="T7">URN = urn:namespaceID:namespaceSpecificString</text:span></text:p>
                </text:list-item>
              </text:list>
            </text:list-item>
          </text:list>
        </text:list-item>
        <text:list-item>
          <text:p text:style-name="P37"><text:span text:style-name="T7">Atributo XNLS</text:span></text:p>
          <text:list>
            <text:list-item>
              <text:p text:style-name="P37"><text:span text:style-name="T7">Evita-se conflitos entre nomes</text:span></text:p>
            </text:list-item>
            <text:list-item>
              <text:p text:style-name="P37"><text:span text:style-name="T7">Usa-se para associor um previxo a um URI</text:span></text:p>
              <text:list>
                <text:list-item>
                  <text:p text:style-name="P37"><text:span text:style-name="T7">formato: xmlns:prefixo="URI"</text:span></text:p>
                  <text:list>
                    <text:list-item>
                      <text:p text:style-name="P37"><text:span text:style-name="T7">nome ficam na forma prefixo:nome</text:span></text:p>
                    </text:list-item>
                  </text:list>
                </text:list-item>
              </text:list>
            </text:list-item>
          </text:list>
        </text:list-item>
        <text:list-item>
          <text:p text:style-name="P37"><text:span text:style-name="T7">Quando o namespace é definido num elemento, contextualiza todos os seus descendentes</text:span></text:p>
        </text:list-item>
        <text:list-item>
          <text:p text:style-name="P37"><text:span text:style-name="T7">Processamento sobre um Namespace</text:span></text:p>
          <text:list>
            <text:list-item>
              <text:p text:style-name="P37"><text:span text:style-name="T7">URI fornece nome único ao namespace</text:span></text:p>
            </text:list-item>
            <text:list-item>
              <text:p text:style-name="P37"><text:span text:style-name="T7">não é utilizado pelos parsers</text:span></text:p>
            </text:list-item>
            <text:list-item>
              <text:p text:style-name="P37"><text:span text:style-name="T7">valida se os nomes foram associados a um URI</text:span></text:p>
            </text:list-item>
          </text:list>
        </text:list-item>
      </text:list>
      <text:p text:style-name="P26">Tratamento de Texto</text:p>
      <text:list xml:id="list31616119" text:continue-numbering="true" text:style-name="MyDefaultBullets">
        <text:list-item>
          <text:p text:style-name="P34"><text:span text:style-name="T8">Dentro da secção CDATA tudo é ignorado</text:span></text:p>
          <text:list>
            <text:list-item>
              <text:p text:style-name="P37"><text:span text:style-name="T7">&lt;![CDATA[ ... ]]&gt;</text:span></text:p>
            </text:list-item>
          </text:list>
        </text:list-item>
      </text:list>
      <text:p text:style-name="P43"/>
      <text:p text:style-name="P30">DTD</text:p>
      <text:p text:style-name="P38">Linguagem para especificar a gramática</text:p>
      <text:p text:style-name="P36"><text:span text:style-name="T5">Especifica</text:span></text:p>
      <text:list xml:id="list31626141" text:continue-numbering="true" text:style-name="MyDefaultBullets">
        <text:list-item>
          <text:p text:style-name="P37"><text:span text:style-name="T13">elementos, atributos e entidades</text:span></text:p>
        </text:list-item>
        <text:list-item>
          <text:p text:style-name="P37"><text:span text:style-name="T13">contexto em cada componente</text:span></text:p>
        </text:list-item>
        <text:list-item>
          <text:p text:style-name="P37"><text:span text:style-name="T13">atributos com valor unico e referencias para esses atributos</text:span></text:p>
        </text:list-item>
      </text:list>
      <text:p text:style-name="P38">Convenção</text:p>
      <text:list xml:id="list31613985" text:continue-numbering="true" text:style-name="MyDefaultBullets">
        <text:list-item>
          <text:p text:style-name="P37"><text:span text:style-name="T13">? = zero ou uma ocorrência</text:span></text:p>
        </text:list-item>
        <text:list-item>
          <text:p text:style-name="P37"><text:span text:style-name="T13">* = zero ou mais ocorrências</text:span></text:p>
        </text:list-item>
        <text:list-item>
          <text:p text:style-name="P37"><text:span text:style-name="T13">+ = uma ou mais ocorrências</text:span></text:p>
        </text:list-item>
      </text:list>
      <text:p text:style-name="P38">Declaração</text:p>
      <text:list xml:id="list31596515" text:continue-numbering="true" text:style-name="MyDefaultBullets">
        <text:list-item>
          <text:p text:style-name="P37"><text:span text:style-name="T13">Inclusão</text:span></text:p>
          <text:list>
            <text:list-item>
              <text:p text:style-name="P37"><text:span text:style-name="T13">Inline:&lt;!DOCTYPE elemento-raiz [declarações-de-elementos]&gt;</text:span></text:p>
            </text:list-item>
            <text:list-item>
              <text:p text:style-name="P37"><text:span text:style-name="T13">externo:&lt;!DOCTYPE elemento-raiz SYSTEM "nome-ficheiro"&gt; <text:s/></text:span></text:p>
            </text:list-item>
          </text:list>
        </text:list-item>
        <text:list-item>
          <text:p text:style-name="P37"><text:span text:style-name="T13">Elementos</text:span></text:p>
          <text:list>
            <text:list-item>
              <text:p text:style-name="P37"><text:span text:style-name="T13">&lt;!ELEMENT nome categoria&gt;</text:span></text:p>
            </text:list-item>
            <text:list-item>
              <text:p text:style-name="P37"><text:span text:style-name="T13">&lt;!ELEMENT nome (tipo-de-conteudo-do-elemento)&gt;</text:span></text:p>
            </text:list-item>
            <text:list-item>
              <text:p text:style-name="P37"><text:span text:style-name="T13">Diferentes declarações</text:span></text:p>
              <text:list>
                <text:list-item>
                  <text:p text:style-name="P37"><text:span text:style-name="T13">Vazio: &lt;!ELEMENT nome EMPTY&gt;</text:span></text:p>
                </text:list-item>
                <text:list-item>
                  <text:p text:style-name="P37"><text:span text:style-name="T13">Qualquer conteudo: &lt;!ELEMENT nome ANY&gt;</text:span></text:p>
                </text:list-item>
                <text:list-item>
                  <text:p text:style-name="P37"><text:span text:style-name="T13">Não contem elementos , só texto: &lt;!ELEMENT nome (#PCDATA)&gt;</text:span></text:p>
                </text:list-item>
                <text:list-item>
                  <text:p text:style-name="P37"><text:span text:style-name="T13">Contem elementos descendentes: &lt;!ELEMENT nome (nome-desc-1, nome-desc-2, ...)&gt;</text:span></text:p>
                </text:list-item>
                <text:list-item>
                  <text:p text:style-name="P37"><text:span text:style-name="T13">Contem conteudo misto: &lt;!ELEMENT nome (nome-elem-a | nome-elem-b | ...)&gt;</text:span></text:p>
                </text:list-item>
              </text:list>
            </text:list-item>
          </text:list>
        </text:list-item>
        <text:list-item>
          <text:p text:style-name="P37"><text:span text:style-name="T13">Atributos</text:span></text:p>
          <text:list>
            <text:list-item>
              <text:p text:style-name="P37"><text:span text:style-name="T13">&lt;!ATTLIST nome-elem nome-atr tipo-atr valor-omissao&gt;</text:span></text:p>
            </text:list-item>
            <text:list-item>
              <text:p text:style-name="P37"><text:span text:style-name="T13">tipo-atr</text:span></text:p>
              <text:list>
                <text:list-item>
                  <text:p text:style-name="P37"><text:span text:style-name="T13">texto que não será analisado <text:s/>: CDATA</text:span></text:p>
                </text:list-item>
                <text:list-item>
                  <text:p text:style-name="P37"><text:span text:style-name="T13">e.g. nome XML válido <text:s text:c="3"/>: NMTOKEN</text:span></text:p>
                </text:list-item>
                <text:list-item>
                  <text:p text:style-name="P37"><text:span text:style-name="T13">lista de NMTOKEN <text:s text:c="4"/>: NMTOKENS</text:span></text:p>
                </text:list-item>
                <text:list-item>
                  <text:p text:style-name="P37"><text:span text:style-name="T13">uma entidade <text:s text:c="5"/>: ENTITY</text:span></text:p>
                </text:list-item>
                <text:list-item>
                  <text:p text:style-name="P37"><text:span text:style-name="T13">lista de entidades <text:s text:c="3"/>: ENTITIES</text:span></text:p>
                </text:list-item>
                <text:list-item>
                  <text:p text:style-name="P37"><text:span text:style-name="T13">valor (deste atributo) é único : ID</text:span></text:p>
                </text:list-item>
                <text:list-item>
                  <text:p text:style-name="P37"><text:span text:style-name="T13">valor de outro ID <text:s text:c="4"/>: IDREF</text:span></text:p>
                </text:list-item>
                <text:list-item>
                  <text:p text:style-name="P37"><text:span text:style-name="T13">lista de outros IDs <text:s text:c="3"/>: IDREFS</text:span></text:p>
                </text:list-item>
                <text:list-item>
                  <text:p text:style-name="P37"><text:span text:style-name="T13">um de vários TOKENs (ei) <text:s text:c="2"/>: (e1 | e2 | …)</text:span></text:p>
                </text:list-item>
                <text:list-item>
                  <text:p text:style-name="P37"><text:span text:style-name="T13">nome de uma anotação <text:s text:c="3"/>: NOTATION</text:span></text:p>
                </text:list-item>
                <text:list-item>
                  <text:p text:style-name="P37"><text:span text:style-name="T13">valor XML predefinido <text:s text:c="3"/>: xml:</text:span></text:p>
                </text:list-item>
              </text:list>
            </text:list-item>
            <text:list-item>
              <text:p text:style-name="P37"><text:span text:style-name="T13">valor-omissao</text:span></text:p>
              <text:list>
                <text:list-item>
                  <text:p text:style-name="P37"><text:span text:style-name="T13">valor omissão do atributo : "valor"</text:span></text:p>
                </text:list-item>
                <text:list-item>
                  <text:p text:style-name="P37"><text:span text:style-name="T13">atributo obrigatório <text:s/>: #REQUIRED</text:span></text:p>
                </text:list-item>
                <text:list-item>
                  <text:p text:style-name="P37"><text:span text:style-name="T13">atributo opcional <text:s text:c="2"/>: #IMPLIED</text:span></text:p>
                </text:list-item>
                <text:list-item>
                  <text:p text:style-name="P37"><text:span text:style-name="T13">atributo de valor fixo : #FIXED "valor"</text:span></text:p>
                </text:list-item>
              </text:list>
            </text:list-item>
          </text:list>
        </text:list-item>
        <text:list-item>
          <text:p text:style-name="P37"><text:span text:style-name="T13">Entidade</text:span></text:p>
          <text:list>
            <text:list-item>
              <text:p text:style-name="P37"><text:span text:style-name="T13">Usada para conter texto</text:span></text:p>
            </text:list-item>
            <text:list-item>
              <text:p text:style-name="P37"><text:span text:style-name="T13">Refencia a Entidade, refere uma Entidade (&amp;ENTIDADE)</text:span></text:p>
            </text:list-item>
            <text:list-item>
              <text:p text:style-name="P37"><text:span text:style-name="T13">Declara-se:</text:span></text:p>
              <text:list>
                <text:list-item>
                  <text:p text:style-name="P37"><text:span text:style-name="T13">Interna: &lt;!ENTITY nome-entidade "valor-entidade"&gt;</text:span></text:p>
                </text:list-item>
                <text:list-item>
                  <text:p text:style-name="P37"><text:span text:style-name="T13">Externa: &lt;!ENTITY nome-entidade SYSTEM "URI"&gt;</text:span></text:p>
                </text:list-item>
              </text:list>
            </text:list-item>
          </text:list>
        </text:list-item>
      </text:list>
      <text:p text:style-name="P38">DTD: subconjunto interno</text:p>
      <text:list xml:id="list31598372" text:continue-numbering="true" text:style-name="MyDefaultBullets">
        <text:list-item>
          <text:p text:style-name="P37"><text:span text:style-name="T13">Definições que estão no ficheiro xml</text:span></text:p>
        </text:list-item>
        <text:list-item>
          <text:p text:style-name="P37"><text:span text:style-name="T13">Boa abordagem para construir um bom DTD</text:span></text:p>
        </text:list-item>
        <text:list-item>
          <text:p text:style-name="P37"><text:span text:style-name="T13">Subconjunto</text:span></text:p>
          <text:list>
            <text:list-item>
              <text:p text:style-name="P37"><text:span text:style-name="T13">Interno</text:span></text:p>
              <text:list>
                <text:list-item>
                  <text:p text:style-name="P37"><text:span text:style-name="T13">está contido, entre os parêntesis rectos: </text:span></text:p>
                  <text:list>
                    <text:list-item>
                      <text:p text:style-name="P37"><text:span text:style-name="T13">&lt;!DOCTYPE r [ subconjunto interno ]&gt;</text:span></text:p>
                    </text:list-item>
                  </text:list>
                </text:list-item>
              </text:list>
            </text:list-item>
            <text:list-item>
              <text:p text:style-name="P37"><text:span text:style-name="T13">Externo</text:span></text:p>
              <text:list>
                <text:list-item>
                  <text:p text:style-name="P37"><text:span text:style-name="T13">está num ficheiro</text:span></text:p>
                  <text:list>
                    <text:list-item>
                      <text:p text:style-name="P37"><text:span text:style-name="T13">&lt;!DOCTYPE r SYSTEM "ficheiro.dtd"&gt;</text:span></text:p>
                    </text:list-item>
                  </text:list>
                </text:list-item>
                <text:list-item>
                  <text:p text:style-name="P37"><text:span text:style-name="T13">na declaração XML tem-se: standalone="no"</text:span></text:p>
                </text:list-item>
              </text:list>
            </text:list-item>
            <text:list-item>
              <text:p text:style-name="P37"><text:span text:style-name="T13">Ambos os subconjuntos têm que ser compativeis</text:span></text:p>
              <text:list>
                <text:list-item>
                  <text:p text:style-name="P37"><text:span text:style-name="T13">Não pode redefinir elementos e atributos</text:span></text:p>
                </text:list-item>
                <text:list-item>
                  <text:p text:style-name="P37"><text:span text:style-name="T13">As ENTITY podem ser redefinidas</text:span></text:p>
                </text:list-item>
              </text:list>
            </text:list-item>
          </text:list>
        </text:list-item>
      </text:list>
      <text:p text:style-name="P38">Entidade Parametro</text:p>
      <text:list xml:id="list31611523" text:continue-numbering="true" text:style-name="MyDefaultBullets">
        <text:list-item>
          <text:p text:style-name="P37"><text:span text:style-name="T13">Entidade Geral</text:span></text:p>
        </text:list-item>
        <text:list-item>
          <text:p text:style-name="P37"><text:span text:style-name="T13">Define Elementos ou Atributos</text:span></text:p>
        </text:list-item>
        <text:list-item>
          <text:p text:style-name="P37"><text:span text:style-name="T13">Declaração</text:span></text:p>
          <text:list>
            <text:list-item>
              <text:p text:style-name="P37"><text:span text:style-name="T13">&lt;!ENTITY % nome-entidade "valor-entidade"&gt;</text:span></text:p>
            </text:list-item>
          </text:list>
        </text:list-item>
        <text:list-item>
          <text:p text:style-name="P37"><text:span text:style-name="T13">Diferenças entre Entidade</text:span></text:p>
          <text:list>
            <text:list-item>
              <text:p text:style-name="P37"><text:span text:style-name="T13">entidade (geral): referida com &amp; ; </text:span></text:p>
            </text:list-item>
            <text:list-item>
              <text:p text:style-name="P37"><text:span text:style-name="T13">entidade parâmetro: referida com %</text:span></text:p>
            </text:list-item>
            <text:list-item>
              <text:p text:style-name="P37"><text:span text:style-name="T13">Só pode ser utilizada em subconjunto externo</text:span></text:p>
            </text:list-item>
          </text:list>
        </text:list-item>
        <text:list-item>
          <text:p text:style-name="P37"><text:span text:style-name="T13">Redefinição</text:span></text:p>
          <text:list>
            <text:list-item>
              <text:p text:style-name="P37"><text:span text:style-name="T13">Analisa primeiro o subconjunto interno e depois o externo</text:span></text:p>
            </text:list-item>
            <text:list-item>
              <text:p text:style-name="P37"><text:span text:style-name="T13">Quando uma entidade têm mais de uma definição, é considerada a primeira</text:span></text:p>
            </text:list-item>
          </text:list>
        </text:list-item>
      </text:list>
      <text:p text:style-name="P43"/>
      <text:p text:style-name="P30">XPATH</text:p>
      <text:p text:style-name="P38">7 tipos de nós</text:p>
      <text:list xml:id="list31603461" text:continue-numbering="true" text:style-name="MyDefaultBullets">
        <text:list-item>
          <text:p text:style-name="P37"><text:span text:style-name="T13"><text:s/>raiz <text:s text:c="5"/>: /</text:span></text:p>
        </text:list-item>
        <text:list-item>
          <text:p text:style-name="P34"><text:s/>elemento <text:s text:c="4"/>: nome</text:p>
        </text:list-item>
        <text:list-item>
          <text:p text:style-name="P34"><text:s/>atributo <text:s text:c="4"/>: @oNome</text:p>
        </text:list-item>
        <text:list-item>
          <text:p text:style-name="P34"><text:s/>texto <text:s text:c="5"/>: text()</text:p>
        </text:list-item>
        <text:list-item>
          <text:p text:style-name="P34"><text:s/>comentario <text:s text:c="4"/>: comment()</text:p>
        </text:list-item>
        <text:list-item>
          <text:p text:style-name="P34"><text:s/>instrução de processamento : processing-instruction()</text:p>
        </text:list-item>
        <text:list-item>
          <text:p text:style-name="P34"><text:s/>espaço de nomes <text:s text:c="3"/>: namespace-uri(), local-name(), name()</text:p>
        </text:list-item>
      </text:list>
      <text:p text:style-name="P33"><text:span text:style-name="T5">Localização</text:span></text:p>
      <text:list xml:id="list31614948" text:continue-numbering="true" text:style-name="MyDefaultBullets">
        <text:list-item>
          <text:p text:style-name="P37"><text:span text:style-name="T13"><text:s/>procurar a partir deste ponto <text:s text:c="2"/>: // expressão</text:span></text:p>
        </text:list-item>
        <text:list-item>
          <text:p text:style-name="P34"><text:s/>selecciona o nó corrente <text:s text:c="3"/>: .</text:p>
        </text:list-item>
        <text:list-item>
          <text:p text:style-name="P34"><text:s/>selecciona o nó ascentente <text:s text:c="3"/>: <text:s/>..</text:p>
        </text:list-item>
        <text:list-item>
          <text:p text:style-name="P34"><text:s/>selecciona todos os nós do tipo elemento: *</text:p>
        </text:list-item>
        <text:list-item>
          <text:p text:style-name="P34"><text:s/>selecciona todos os nós do tipo atributo: @*</text:p>
        </text:list-item>
        <text:list-item>
          <text:p text:style-name="P34"><text:s/>selecciona todos os nós <text:s text:c="4"/>: node()</text:p>
        </text:list-item>
        <text:list-item>
          <text:p text:style-name="P37"><text:span text:style-name="T13"><text:s/>selecciona os nós que verificam as diversas expressões: expr1 | expr2 | expr3</text:span></text:p>
        </text:list-item>
      </text:list>
      <text:p text:style-name="P33"><text:span text:style-name="T5">Predicado</text:span></text:p>
      <text:list xml:id="list31619987" text:continue-numbering="true" text:style-name="MyDefaultBullets">
        <text:list-item>
          <text:p text:style-name="P37"><text:span text:style-name="T13"><text:s/>É um passo de localização sobre o qual se define uma condição </text:span></text:p>
        </text:list-item>
        <text:list-item>
          <text:p text:style-name="P34"><text:s/>A condição é escrita entre parêntesis <text:s/>rectos</text:p>
        </text:list-item>
        <text:list-item>
          <text:p text:style-name="P34"><text:s/>Os operadores disponiveis são: =, !=, &lt; , &lt;=, &gt;, &gt;= , and , or</text:p>
        </text:list-item>
        <text:list-item>
          <text:p text:style-name="P34"><text:s/>Os valores podem ser escritos entre plicas ou com aspas</text:p>
        </text:list-item>
        <text:list-item>
          <text:p text:style-name="P34"><text:s/>Os parênteses curvos explicitam as precedencias</text:p>
        </text:list-item>
      </text:list>
      <text:p text:style-name="P33"><text:span text:style-name="T5">Eixo</text:span></text:p>
      <text:list xml:id="list31596894" text:continue-numbering="true" text:style-name="MyDefaultBullets">
        <text:list-item>
          <text:p text:style-name="P37"><text:span text:style-name="T13">self: <text:s text:c="2"/>o nó corrente</text:span></text:p>
        </text:list-item>
        <text:list-item>
          <text:p text:style-name="P34">child: <text:s text:c="2"/>nós filho (eixo de omissão)</text:p>
        </text:list-item>
        <text:list-item>
          <text:p text:style-name="P34">descendant: <text:s/>toda a descendência; nós filho, nós filho do filho, etc</text:p>
        </text:list-item>
        <text:list-item>
          <text:p text:style-name="P34">descendant-or-self: o nó corrente e toda a sua descendência</text:p>
        </text:list-item>
        <text:list-item>
          <text:p text:style-name="P34">parent: <text:s text:c="2"/>o nó que contém o corrente; o nó raiz não tem parent</text:p>
        </text:list-item>
        <text:list-item>
          <text:p text:style-name="P34">ancestor: <text:s/>todos os antepassados; o nó raiz não tem ancestor</text:p>
        </text:list-item>
        <text:list-item>
          <text:p text:style-name="P34">ancestor-or-self: o nó corrente e todos os seus antepassados</text:p>
        </text:list-item>
        <text:list-item>
          <text:p text:style-name="P34">following: <text:s/>nós irmãos escritos depois do nó corrente</text:p>
        </text:list-item>
        <text:list-item>
          <text:p text:style-name="P34"><text:s/>preceding: <text:s/>nós irmãos escritos antes do nó corrente</text:p>
        </text:list-item>
        <text:list-item>
          <text:p text:style-name="P34">following-sibling: todos os descendentes dos nós irmãos escritos depois do nó corrente </text:p>
        </text:list-item>
        <text:list-item>
          <text:p text:style-name="P34">preceding-sibling: todos os antepassados dos nós irmãos escritos antes do nó corrente</text:p>
        </text:list-item>
        <text:list-item>
          <text:p text:style-name="P34">attribute: <text:s/>todos os atributos do nó corrente</text:p>
        </text:list-item>
        <text:list-item>
          <text:p text:style-name="P34">namespace: <text:s/>todos os "namespace" no âmbito do nó corrente</text:p>
        </text:list-item>
      </text:list>
      <text:p text:style-name="P33"><text:span text:style-name="T5">xmlDoc.setProperty "SelectionLanguage", "XPath"</text:span></text:p>
      <text:list xml:id="list31604328" text:continue-numbering="true" text:style-name="MyDefaultBullets">
        <text:list-item>
          <text:p text:style-name="P37"><text:span text:style-name="T13">indexação começa em 1</text:span></text:p>
        </text:list-item>
      </text:list>
      <text:p text:style-name="P33"><text:span text:style-name="T5">Tipos</text:span></text:p>
      <text:list xml:id="list31615294" text:continue-numbering="true" text:style-name="MyDefaultBullets">
        <text:list-item>
          <text:p text:style-name="P34"><text:s/>node-set</text:p>
        </text:list-item>
        <text:list-item>
          <text:p text:style-name="P34"><text:s/>string</text:p>
        </text:list-item>
        <text:list-item>
          <text:p text:style-name="P34"><text:s/>boolean</text:p>
        </text:list-item>
        <text:list-item>
          <text:p text:style-name="P34"><text:s/>number</text:p>
        </text:list-item>
      </text:list>
      <text:p text:style-name="P33"><text:span text:style-name="T5">Funções (Algumas)</text:span></text:p>
      <text:list xml:id="list31595347" text:continue-numbering="true" text:style-name="MyDefaultBullets">
        <text:list-item>
          <text:p text:style-name="P37"><text:span text:style-name="T13"><text:s/>position()</text:span></text:p>
        </text:list-item>
        <text:list-item>
          <text:p text:style-name="P34"><text:s/>last()</text:p>
        </text:list-item>
        <text:list-item>
          <text:p text:style-name="P34"><text:s/>count(expr)</text:p>
        </text:list-item>
        <text:list-item>
          <text:p text:style-name="P34"><text:s/>string(expr)</text:p>
        </text:list-item>
        <text:list-item>
          <text:p text:style-name="P34"><text:s/>starts-with(s1,s2)</text:p>
        </text:list-item>
        <text:list-item>
          <text:p text:style-name="P34"><text:s/>contains(s1, s2)</text:p>
        </text:list-item>
        <text:list-item>
          <text:p text:style-name="P34"><text:s/>translate(s1, s2 , s3)</text:p>
        </text:list-item>
        <text:list-item>
          <text:p text:style-name="P34"><text:s/>boolean(expr)</text:p>
        </text:list-item>
        <text:list-item>
          <text:p text:style-name="P34"><text:s/>not(expr)</text:p>
        </text:list-item>
        <text:list-item>
          <text:p text:style-name="P34"><text:s/>number(expr)</text:p>
        </text:list-item>
        <text:list-item>
          <text:p text:style-name="P34"><text:s/>sum(expr)</text:p>
        </text:list-item>
        <text:list-item>
          <text:p text:style-name="P34"><text:s/>round(n)</text:p>
        </text:list-item>
      </text:list>
      <text:p text:style-name="P43"/>
      <text:p text:style-name="P30">XSLT</text:p>
      <text:p text:style-name="P38">Cada Regra especifica a transformação de um molde ("template") num padrão ("match")</text:p>
      <text:p text:style-name="P38">Elemento raiz: stylesheet ou transform</text:p>
      <text:list xml:id="list31622149" text:continue-numbering="true" text:style-name="MyDefaultBullets">
        <text:list-item>
          <text:p text:style-name="P34">Estão no namespace: http://www.w3.org/1999/XSL/Transform</text:p>
        </text:list-item>
      </text:list>
      <text:p text:style-name="P38">Regra de transformação</text:p>
      <text:list xml:id="list31607060" text:continue-numbering="true" text:style-name="MyDefaultBullets">
        <text:list-item>
          <text:p text:style-name="P37"><text:span text:style-name="T13"><text:s/>&lt;xsl:template match="padrão"&gt;molde&lt;/xsl:template&gt;</text:span></text:p>
          <text:list>
            <text:list-item>
              <text:p text:style-name="P37"><text:span text:style-name="T13">padrão: expressão Xpath</text:span></text:p>
            </text:list-item>
            <text:list-item>
              <text:p text:style-name="P37"><text:span text:style-name="T13">molde: Transformação a aplicar</text:span></text:p>
            </text:list-item>
          </text:list>
        </text:list-item>
        <text:list-item>
          <text:p text:style-name="P37"><text:span text:style-name="T13">Valores dos Nós </text:span></text:p>
          <text:list>
            <text:list-item>
              <text:p text:style-name="P37"><text:span text:style-name="T13">&lt;xsl:value-of select="padrão"/&gt;</text:span></text:p>
            </text:list-item>
          </text:list>
        </text:list-item>
      </text:list>
      <text:p text:style-name="P38">Percorrer todos os nós</text:p>
      <text:list xml:id="list31606951" text:continue-numbering="true" text:style-name="MyDefaultBullets">
        <text:list-item>
          <text:p text:style-name="P37"><text:span text:style-name="T14">&lt;xsl:for-each select="padrão"/&gt;</text:span></text:p>
        </text:list-item>
      </text:list>
      <text:p text:style-name="P38">Testar alternativas</text:p>
      <text:list xml:id="list31602974" text:continue-numbering="true" text:style-name="MyDefaultBullets">
        <text:list-item>
          <text:p text:style-name="P37"><text:span text:style-name="T13"><text:s/>+ &lt;xsl:if test="padrão"&gt;molde&lt;/xsl:if&gt;</text:span></text:p>
        </text:list-item>
      </text:list>
      <text:p text:style-name="P38">Definir relação de ordem</text:p>
      <text:list xml:id="list31606745" text:continue-numbering="true" text:style-name="MyDefaultBullets">
        <text:list-item>
          <text:p text:style-name="P37"><text:span text:style-name="T13"><text:s/>&lt;xsl:sort</text:span></text:p>
        </text:list-item>
      </text:list>
      <text:p text:style-name="P33"><text:tab/> <text:s/>select <text:s text:c="4"/>= "expressãoXPath"</text:p>
      <text:p text:style-name="P33"><text:tab/> <text:s/>data-type <text:s/>= "text" | "number" | "PrefixedName"</text:p>
      <text:p text:style-name="P33"><text:tab/> <text:s/>lang <text:s text:c="6"/>= "langcode"</text:p>
      <text:p text:style-name="P33"><text:tab/> <text:s/>order <text:s text:c="5"/>= "ascending" | "descending"</text:p>
      <text:p text:style-name="P33"><text:tab/> <text:s/>case-order = "upper-first" | "lower-first" </text:p>
      <text:p text:style-name="P33"><text:tab/> /&gt;</text:p>
      <text:p text:style-name="P38">Avaliação especifica</text:p>
      <text:list xml:id="list31601206" text:continue-numbering="true" text:style-name="MyDefaultBullets">
        <text:list-item>
          <text:p text:style-name="P37"><text:span text:style-name="T13">&lt;xsl:apply-templates select="padrão"/&gt;</text:span></text:p>
        </text:list-item>
      </text:list>
      <text:p text:style-name="P38">Atributo modo</text:p>
      <text:list xml:id="list31607470" text:continue-numbering="true" text:style-name="MyDefaultBullets">
        <text:list-item>
          <text:p text:style-name="P37"><text:span text:style-name="T13">Quando um nós tem que ser transportado multiplas vezes</text:span></text:p>
          <text:list>
            <text:list-item>
              <text:p text:style-name="P37"><text:span text:style-name="T13">No &lt;xsl:template&gt; o valor de mode indica o modo em que a regra deve ser activada</text:span></text:p>
            </text:list-item>
            <text:list-item>
              <text:p text:style-name="P37"><text:span text:style-name="T13">No &lt;xsl:apply-template&gt; o valor de mode indica em que modo serão activadas as correspondentes regras</text:span></text:p>
            </text:list-item>
          </text:list>
        </text:list-item>
        <text:list-item>
          <text:p text:style-name="P37"><text:span text:style-name="T13">Atributo mode</text:span></text:p>
        </text:list-item>
      </text:list>
      <text:p text:style-name="P38">Padrão do valor Atributo</text:p>
      <text:list xml:id="list31615261" text:continue-numbering="true" text:style-name="MyDefaultBullets">
        <text:list-item>
          <text:p text:style-name="P37"><text:span text:style-name="T14">construir um atributo com base no valor de um outro qualquer elemento</text:span></text:p>
        </text:list-item>
        <text:list-item>
          <text:p text:style-name="P37"><text:span text:style-name="T13">escreve-se como uma expressão XPath entre chavetas</text:span></text:p>
        </text:list-item>
        <text:list-item>
          <text:p text:style-name="P37"><text:span text:style-name="T13">colocada como valor de atributo de um elemento (no documento XSLT)</text:span></text:p>
        </text:list-item>
      </text:list>
      <text:p text:style-name="P38">Indicar o documento resultante</text:p>
      <text:list xml:id="list31607550" text:continue-numbering="true" text:style-name="MyDefaultBullets">
        <text:list-item>
          <text:p text:style-name="P37"><text:span text:style-name="T13"><text:s/>&lt;xsl:output </text:span></text:p>
        </text:list-item>
      </text:list>
      <text:p text:style-name="P33"><text:tab/> <text:s/>method=“xml | html | text | name”</text:p>
      <text:p text:style-name="P33"><text:tab/> <text:s/>version=“string” encoding=“string”</text:p>
      <text:p text:style-name="P33"><text:tab/> <text:s/>omit-xml-declaration="yes | no"</text:p>
      <text:p text:style-name="P33"><text:tab/> <text:s/>standalone=“yes | no”</text:p>
      <text:p text:style-name="P33"><text:tab/> <text:s/>doctype-public=“string”</text:p>
      <text:p text:style-name="P33"><text:tab/> <text:s/>doctype-system=“string”</text:p>
      <text:p text:style-name="P33"><text:tab/> <text:s/>indent=“yes | no”</text:p>
      <text:p text:style-name="P33"><text:tab/> /&gt; </text:p>
      <text:p text:style-name="P38">Noção de Variavel</text:p>
      <text:list xml:id="list31608765" text:continue-numbering="true" text:style-name="MyDefaultBullets">
        <text:list-item>
          <text:p text:style-name="P37"><text:span text:style-name="T13"><text:s/>&lt;xsl:variable&gt;</text:span></text:p>
          <text:list>
            <text:list-item>
              <text:p text:style-name="P37"><text:span text:style-name="T13">representar uma variável global ou local</text:span></text:p>
              <text:list>
                <text:list-item>
                  <text:p text:style-name="P37"><text:span text:style-name="T13">global se for declarado como elemento de topo</text:span></text:p>
                </text:list-item>
                <text:list-item>
                  <text:p text:style-name="P37"><text:span text:style-name="T13">local se for declarado no contexto de um elemento &lt;xsl:template&gt;</text:span></text:p>
                </text:list-item>
                <text:list-item>
                  <text:p text:style-name="P37"><text:span text:style-name="T13">apenas permite que lhe seja atribuído valor uma única vez</text:span></text:p>
                </text:list-item>
                <text:list-item>
                  <text:p text:style-name="P37"><text:span text:style-name="T13">está mais próximo de uma constante do que de uma variável</text:span></text:p>
                </text:list-item>
              </text:list>
            </text:list-item>
          </text:list>
        </text:list-item>
      </text:list>
      <text:list xml:id="list31528412" text:style-name="L13">
        <text:list-item>
          <text:p text:style-name="P35">pagina(36)</text:p>
        </text:list-item>
      </text:list>
      <text:p text:style-name="P43"/>
      <text:p text:style-name="P30">XSD</text:p>
      <text:p text:style-name="P38">Formato geral de um esquema</text:p>
      <text:list xml:id="list31612048" text:continue-list="list31608765" text:style-name="MyDefaultBullets">
        <text:list-item>
          <text:p text:style-name="P37"><text:span text:style-name="T13">tem um elemento raiz e pode ter uma declaração XML ( &lt;schema&gt;) </text:span></text:p>
        </text:list-item>
        <text:list-item>
          <text:p text:style-name="P37"><text:span text:style-name="T13">entre outros, tem o atributo targetNamespace</text:span></text:p>
        </text:list-item>
        <text:list-item>
          <text:p text:style-name="P37"><text:span text:style-name="T13">Diz-se que um elemento é global quando</text:span></text:p>
          <text:list>
            <text:list-item>
              <text:p text:style-name="P37"><text:span text:style-name="T13">é descendente imediato do elemento schema</text:span></text:p>
            </text:list-item>
          </text:list>
        </text:list-item>
        <text:list-item>
          <text:p text:style-name="P37"><text:span text:style-name="T13">Diz-se que um elemento é local quando</text:span></text:p>
          <text:list>
            <text:list-item>
              <text:p text:style-name="P37"><text:span text:style-name="T13">é descendente imediato de um elemento diferente de schema</text:span></text:p>
            </text:list-item>
          </text:list>
        </text:list-item>
      </text:list>
      <text:p text:style-name="P38">Estruturas</text:p>
      <text:list xml:id="list31610468" text:continue-numbering="true" text:style-name="MyDefaultBullets">
        <text:list-item>
          <text:p text:style-name="P37"><text:span text:style-name="T13">Tipo Simples</text:span></text:p>
          <text:list>
            <text:list-item>
              <text:p text:style-name="P37"><text:span text:style-name="T13">elemento, atributo ou restrição</text:span></text:p>
            </text:list-item>
            <text:list-item>
              <text:p text:style-name="P37"><text:span text:style-name="T13">um elemento só pode conter texto</text:span></text:p>
            </text:list-item>
            <text:list-item>
              <text:p text:style-name="P37"><text:span text:style-name="T13">&lt;xs:element name=“xxx” type=“yyy” /&gt;</text:span></text:p>
            </text:list-item>
            <text:list-item>
              <text:p text:style-name="P37"><text:span text:style-name="T13">Um atributo é sempre do tipo simples</text:span></text:p>
            </text:list-item>
            <text:list-item>
              <text:p text:style-name="P37"><text:span text:style-name="T13">&lt;xs:atribute</text:span></text:p>
            </text:list-item>
          </text:list>
        </text:list-item>
      </text:list>
      <text:p text:style-name="P33"><text:tab/> <text:s text:c="2"/>name = “XMLname”</text:p>
      <text:p text:style-name="P33"><text:tab/> <text:s text:c="2"/>type = “QName”&gt; <text:s/></text:p>
      <text:p text:style-name="P33"><text:tab/> <text:s text:c="2"/>default = “string”</text:p>
      <text:p text:style-name="P33"><text:tab/> <text:s text:c="2"/>fixed = “string”</text:p>
      <text:p text:style-name="P33"><text:tab/> <text:s text:c="2"/>use = “(optional | prohibited | required)”</text:p>
      <text:p text:style-name="P33"><text:tab/> <text:s text:c="2"/>ref = “QName”</text:p>
      <text:p text:style-name="P33"><text:tab/> <text:s/>&lt;/xs:attribute&gt;</text:p>
      <text:list xml:id="list31617987" text:continue-numbering="true" text:style-name="MyDefaultBullets">
        <text:list-item>
          <text:p text:style-name="P37"><text:span text:style-name="T13">Tipo Complexo</text:span></text:p>
          <text:list>
            <text:list-item>
              <text:p text:style-name="P37"><text:span text:style-name="T13">elementos que contem</text:span></text:p>
              <text:list>
                <text:list-item>
                  <text:p text:style-name="P37"><text:span text:style-name="T13">outros elementos</text:span></text:p>
                </text:list-item>
                <text:list-item>
                  <text:p text:style-name="P37"><text:span text:style-name="T13">contendo atributos</text:span></text:p>
                </text:list-item>
              </text:list>
            </text:list-item>
            <text:list-item>
              <text:p text:style-name="P37"><text:span text:style-name="T13">indicadores</text:span></text:p>
              <text:list>
                <text:list-item>
                  <text:p text:style-name="P37"><text:span text:style-name="T13">indicador de relação de ordem (all, choice, sequence)</text:span></text:p>
                </text:list-item>
                <text:list-item>
                  <text:p text:style-name="P37"><text:span text:style-name="T13">indicador de ocorrência (maxOccurs, minOccurs)</text:span></text:p>
                </text:list-item>
                <text:list-item>
                  <text:p text:style-name="P37"><text:span text:style-name="T13">indicador de agrupamento (group name, attributeGroup name)</text:span></text:p>
                </text:list-item>
              </text:list>
            </text:list-item>
            <text:list-item>
              <text:p text:style-name="P37"><text:span text:style-name="T13">dar nome ao tipo complexo</text:span></text:p>
            </text:list-item>
            <text:list-item>
              <text:p text:style-name="P37"><text:span text:style-name="T13">&lt;xs:element name=“receita” type=“tReceita”/&gt;</text:span></text:p>
            </text:list-item>
            <text:list-item>
              <text:p text:style-name="P37"><text:span text:style-name="T13">&lt;xs:complexType name=“tReceita”&gt;</text:span></text:p>
            </text:list-item>
          </text:list>
        </text:list-item>
        <text:list-item>
          <text:p text:style-name="P37"><text:span text:style-name="T13">Restrição</text:span></text:p>
          <text:list>
            <text:list-item>
              <text:p text:style-name="P37"><text:span text:style-name="T13">É sempre do tipo simples</text:span></text:p>
            </text:list-item>
            <text:list-item>
              <text:p text:style-name="P37"><text:span text:style-name="T13">&lt;xs:simpleType&gt;</text:span></text:p>
            </text:list-item>
            <text:list-item>
              <text:p text:style-name="P37"><text:span text:style-name="T13">&lt;xs:restriction base=“xs:integer”&gt;</text:span></text:p>
            </text:list-item>
          </text:list>
        </text:list-item>
      </text:list>
      <text:p text:style-name="P43"/>
      <text:p text:style-name="P30">XQuery</text:p>
      <text:p text:style-name="P38">Estrutura FLWOR (pronuncia-se “flower”), cujo acrónimo significa</text:p>
      <text:list xml:id="list31619078" text:continue-numbering="true" text:style-name="MyDefaultBullets">
        <text:list-item>
          <text:p text:style-name="P37"><text:span text:style-name="T13">for, let, where, order by, return</text:span></text:p>
        </text:list-item>
      </text:list>
      <text:p text:style-name="P33"><text:s/></text:p>
      <text:p text:style-name="P38">Expressões</text:p>
      <text:p text:style-name="P3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background-image/>
      </style:paragraph-properties>
      <style:text-properties fo:font-size="6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MyDefaultBullets">
      <text:list-level-style-bullet text:level="1" text:style-name="Bullet_20_Symbols" style:num-suffix="." text:bullet-char="•">
        <style:list-level-properties text:list-level-position-and-space-mode="label-alignment">
          <style:list-level-label-alignment text:label-followed-by="space" fo:margin-left="0.499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space" fo:margin-left="2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space" fo:margin-left="2.499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columns fo:column-count="3" fo:column-gap="0cm">
          <style:column-sep style:width="0.002cm" style:color="#000000" style:height="100%"/>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31T11:48:31.81</dc:date>
    <meta:generator>LibreOffice/3.3$Win32 LibreOffice_project/330m19$Build-8</meta:generator>
    <meta:editing-duration>PT4H46M36S</meta:editing-duration>
    <meta:editing-cycles>89</meta:editing-cycles>
    <meta:document-statistic meta:table-count="0" meta:image-count="0" meta:object-count="0" meta:page-count="2" meta:paragraph-count="556" meta:word-count="3353" meta:character-count="20260"/>
    <meta:user-defined meta:name="Info 1"/>
    <meta:user-defined meta:name="Info 2"/>
    <meta:user-defined meta:name="Info 3"/>
    <meta:user-defined meta:name="Info 4"/>
  </office:meta>
</office:document-meta>
</file>